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21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121">
      <style:table-cell-properties style:rotation-align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3" table:default-cell-style-name="ce2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PROTICAJ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I</text:p>
          </table:table-cell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I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II</text:p>
          </table:table-cell>
          <table:table-cell table:style-name="ce1" office:value-type="string" calcext:value-type="string">
            <text:p>god</text:p>
          </table:table-cell>
          <table:table-cell table:style-name="ce4" office:value-type="string" calcext:value-type="string">
            <text:p>ZIMA</text:p>
          </table:table-cell>
          <table:table-cell table:style-name="ce4" office:value-type="string" calcext:value-type="string">
            <text:p>PROLECE</text:p>
          </table:table-cell>
          <table:table-cell table:style-name="ce4" office:value-type="string" calcext:value-type="string">
            <text:p>LETO</text:p>
          </table:table-cell>
          <table:table-cell table:style-name="ce4" office:value-type="string" calcext:value-type="string">
            <text:p>JESEN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32.613521380787" calcext:value-type="float">
            <text:p>132.6</text:p>
          </table:table-cell>
          <table:table-cell office:value-type="float" office:value="163.046526951707" calcext:value-type="float">
            <text:p>163.0</text:p>
          </table:table-cell>
          <table:table-cell office:value-type="float" office:value="141.184682901213" calcext:value-type="float">
            <text:p>141.2</text:p>
          </table:table-cell>
          <table:table-cell office:value-type="float" office:value="115.28448971046" calcext:value-type="float">
            <text:p>115.3</text:p>
          </table:table-cell>
          <table:table-cell office:value-type="float" office:value="352.811832611426" calcext:value-type="float">
            <text:p>352.8</text:p>
          </table:table-cell>
          <table:table-cell office:value-type="float" office:value="127.70215707914" calcext:value-type="float">
            <text:p>127.7</text:p>
          </table:table-cell>
          <table:table-cell office:value-type="float" office:value="50.6815357554194" calcext:value-type="float">
            <text:p>50.7</text:p>
          </table:table-cell>
          <table:table-cell office:value-type="float" office:value="31.3756956332323" calcext:value-type="float">
            <text:p>31.4</text:p>
          </table:table-cell>
          <table:table-cell office:value-type="float" office:value="23.2358436472467" calcext:value-type="float">
            <text:p>23.2</text:p>
          </table:table-cell>
          <table:table-cell office:value-type="float" office:value="72.962715615429" calcext:value-type="float">
            <text:p>73.0</text:p>
          </table:table-cell>
          <table:table-cell office:value-type="float" office:value="118.79158529666" calcext:value-type="float">
            <text:p>118.8</text:p>
          </table:table-cell>
          <table:table-cell office:value-type="float" office:value="137.424738011255" calcext:value-type="float">
            <text:p>137.4</text:p>
          </table:table-cell>
          <table:table-cell office:value-type="float" office:value="122.259610382831" calcext:value-type="float">
            <text:p>122.3</text:p>
          </table:table-cell>
          <table:table-cell table:formula="of:=([.M2]+[.B3]+[.C3])/3" office:value-type="float" office:value="179.930239046974" calcext:value-type="float">
            <text:p>179.9</text:p>
          </table:table-cell>
          <table:table-cell table:formula="of:=AVERAGE([.D2:.F2])" office:value-type="float" office:value="203.0936684077" calcext:value-type="float">
            <text:p>203.1</text:p>
          </table:table-cell>
          <table:table-cell table:formula="of:=AVERAGE([.G2:.I2])" office:value-type="float" office:value="69.9197961559305" calcext:value-type="float">
            <text:p>69.9</text:p>
          </table:table-cell>
          <table:table-cell table:formula="of:=AVERAGE([.J2:.L2])" office:value-type="float" office:value="71.6633815197786" calcext:value-type="float">
            <text:p>71.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74.960598825839" calcext:value-type="float">
            <text:p>175.0</text:p>
          </table:table-cell>
          <table:table-cell office:value-type="float" office:value="227.405380303829" calcext:value-type="float">
            <text:p>227.4</text:p>
          </table:table-cell>
          <table:table-cell office:value-type="float" office:value="461.003322633348" calcext:value-type="float">
            <text:p>461.0</text:p>
          </table:table-cell>
          <table:table-cell office:value-type="float" office:value="536.658174886957" calcext:value-type="float">
            <text:p>536.7</text:p>
          </table:table-cell>
          <table:table-cell office:value-type="float" office:value="165.336836917787" calcext:value-type="float">
            <text:p>165.3</text:p>
          </table:table-cell>
          <table:table-cell office:value-type="float" office:value="74.7462931208667" calcext:value-type="float">
            <text:p>74.7</text:p>
          </table:table-cell>
          <table:table-cell office:value-type="float" office:value="62.315157261471" calcext:value-type="float">
            <text:p>62.3</text:p>
          </table:table-cell>
          <table:table-cell office:value-type="float" office:value="29.7103844291742" calcext:value-type="float">
            <text:p>29.7</text:p>
          </table:table-cell>
          <table:table-cell office:value-type="float" office:value="22.9779662375533" calcext:value-type="float">
            <text:p>23.0</text:p>
          </table:table-cell>
          <table:table-cell office:value-type="float" office:value="24.7092540345161" calcext:value-type="float">
            <text:p>24.7</text:p>
          </table:table-cell>
          <table:table-cell office:value-type="float" office:value="119.329015321993" calcext:value-type="float">
            <text:p>119.3</text:p>
          </table:table-cell>
          <table:table-cell office:value-type="float" office:value="184.909795401529" calcext:value-type="float">
            <text:p>184.9</text:p>
          </table:table-cell>
          <table:table-cell office:value-type="float" office:value="173.671848281239" calcext:value-type="float">
            <text:p>173.7</text:p>
          </table:table-cell>
          <table:table-cell table:formula="of:=([.M3]+[.B4]+[.C4])/3o1:[.O1048576];[.S36]" office:value-type="string" office:string-value="" calcext:value-type="error">
            <text:p>Err:509</text:p>
          </table:table-cell>
          <table:table-cell table:formula="of:=AVERAGE([.D3:.F3])" office:value-type="float" office:value="387.666111479364" calcext:value-type="float">
            <text:p>387.7</text:p>
          </table:table-cell>
          <table:table-cell table:formula="of:=AVERAGE([.G3:.I3])" office:value-type="float" office:value="55.5906116038373" calcext:value-type="float">
            <text:p>55.6</text:p>
          </table:table-cell>
          <table:table-cell table:formula="of:=AVERAGE([.J3:.L3])" office:value-type="float" office:value="55.6720785313543" calcext:value-type="float">
            <text:p>55.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92.055374051352" calcext:value-type="float">
            <text:p>292.1</text:p>
          </table:table-cell>
          <table:table-cell office:value-type="float" office:value="400.611230925296" calcext:value-type="float">
            <text:p>400.6</text:p>
          </table:table-cell>
          <table:table-cell office:value-type="float" office:value="265.998144428623" calcext:value-type="float">
            <text:p>266.0</text:p>
          </table:table-cell>
          <table:table-cell office:value-type="float" office:value="277.311326476517" calcext:value-type="float">
            <text:p>277.3</text:p>
          </table:table-cell>
          <table:table-cell office:value-type="float" office:value="163.458645877252" calcext:value-type="float">
            <text:p>163.5</text:p>
          </table:table-cell>
          <table:table-cell office:value-type="float" office:value="154.908761666813" calcext:value-type="float">
            <text:p>154.9</text:p>
          </table:table-cell>
          <table:table-cell office:value-type="float" office:value="67.4048519861226" calcext:value-type="float">
            <text:p>67.4</text:p>
          </table:table-cell>
          <table:table-cell office:value-type="float" office:value="43.7040875056129" calcext:value-type="float">
            <text:p>43.7</text:p>
          </table:table-cell>
          <table:table-cell office:value-type="float" office:value="40.9359888470333" calcext:value-type="float">
            <text:p>40.9</text:p>
          </table:table-cell>
          <table:table-cell office:value-type="float" office:value="36.1034132149677" calcext:value-type="float">
            <text:p>36.1</text:p>
          </table:table-cell>
          <table:table-cell office:value-type="float" office:value="57.1507296401533" calcext:value-type="float">
            <text:p>57.2</text:p>
          </table:table-cell>
          <table:table-cell office:value-type="float" office:value="116.183958958606" calcext:value-type="float">
            <text:p>116.2</text:p>
          </table:table-cell>
          <table:table-cell office:value-type="float" office:value="159.652209464862" calcext:value-type="float">
            <text:p>159.7</text:p>
          </table:table-cell>
          <table:table-cell table:formula="of:=([.M4]+[.B5]+[.C5])/3" office:value-type="float" office:value="122.276215728412" calcext:value-type="float">
            <text:p>122.3</text:p>
          </table:table-cell>
          <table:table-cell table:formula="of:=AVERAGE([.D4:.F4])" office:value-type="float" office:value="235.589372260797" calcext:value-type="float">
            <text:p>235.6</text:p>
          </table:table-cell>
          <table:table-cell table:formula="of:=AVERAGE([.G4:.I4])" office:value-type="float" office:value="88.6725670528496" calcext:value-type="float">
            <text:p>88.7</text:p>
          </table:table-cell>
          <table:table-cell table:formula="of:=AVERAGE([.J4:.L4])" office:value-type="float" office:value="44.7300439007181" calcext:value-type="float">
            <text:p>44.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6.166713078929" calcext:value-type="float">
            <text:p>66.2</text:p>
          </table:table-cell>
          <table:table-cell office:value-type="float" office:value="184.4779751477" calcext:value-type="float">
            <text:p>184.5</text:p>
          </table:table-cell>
          <table:table-cell office:value-type="float" office:value="311.721824822813" calcext:value-type="float">
            <text:p>311.7</text:p>
          </table:table-cell>
          <table:table-cell office:value-type="float" office:value="195.77285339595" calcext:value-type="float">
            <text:p>195.8</text:p>
          </table:table-cell>
          <table:table-cell office:value-type="float" office:value="163.221951809087" calcext:value-type="float">
            <text:p>163.2</text:p>
          </table:table-cell>
          <table:table-cell office:value-type="float" office:value="172.46911898291" calcext:value-type="float">
            <text:p>172.5</text:p>
          </table:table-cell>
          <table:table-cell office:value-type="float" office:value="133.834483547932" calcext:value-type="float">
            <text:p>133.8</text:p>
          </table:table-cell>
          <table:table-cell office:value-type="float" office:value="88.2254202205323" calcext:value-type="float">
            <text:p>88.2</text:p>
          </table:table-cell>
          <table:table-cell office:value-type="float" office:value="69.6144061388134" calcext:value-type="float">
            <text:p>69.6</text:p>
          </table:table-cell>
          <table:table-cell office:value-type="float" office:value="284.342911450177" calcext:value-type="float">
            <text:p>284.3</text:p>
          </table:table-cell>
          <table:table-cell office:value-type="float" office:value="374.65951749919" calcext:value-type="float">
            <text:p>374.7</text:p>
          </table:table-cell>
          <table:table-cell office:value-type="float" office:value="389.329504025239" calcext:value-type="float">
            <text:p>389.3</text:p>
          </table:table-cell>
          <table:table-cell office:value-type="float" office:value="202.819723343273" calcext:value-type="float">
            <text:p>202.8</text:p>
          </table:table-cell>
          <table:table-cell table:formula="of:=([.M5]+[.B6]+[.C6])/3" office:value-type="float" office:value="274.874654382326" calcext:value-type="float">
            <text:p>274.9</text:p>
          </table:table-cell>
          <table:table-cell table:formula="of:=AVERAGE([.D5:.F5])" office:value-type="float" office:value="223.572210009283" calcext:value-type="float">
            <text:p>223.6</text:p>
          </table:table-cell>
          <table:table-cell table:formula="of:=AVERAGE([.G5:.I5])" office:value-type="float" office:value="131.509674250458" calcext:value-type="float">
            <text:p>131.5</text:p>
          </table:table-cell>
          <table:table-cell table:formula="of:=AVERAGE([.J5:.L5])" office:value-type="float" office:value="242.872278362727" calcext:value-type="float">
            <text:p>242.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25.454278001893" calcext:value-type="float">
            <text:p>225.5</text:p>
          </table:table-cell>
          <table:table-cell office:value-type="float" office:value="209.840181119846" calcext:value-type="float">
            <text:p>209.8</text:p>
          </table:table-cell>
          <table:table-cell office:value-type="float" office:value="377.113674301439" calcext:value-type="float">
            <text:p>377.1</text:p>
          </table:table-cell>
          <table:table-cell office:value-type="float" office:value="299.524684250303" calcext:value-type="float">
            <text:p>299.5</text:p>
          </table:table-cell>
          <table:table-cell office:value-type="float" office:value="541.026968310745" calcext:value-type="float">
            <text:p>541.0</text:p>
          </table:table-cell>
          <table:table-cell office:value-type="float" office:value="156.71449197042" calcext:value-type="float">
            <text:p>156.7</text:p>
          </table:table-cell>
          <table:table-cell office:value-type="float" office:value="65.4218156708871" calcext:value-type="float">
            <text:p>65.4</text:p>
          </table:table-cell>
          <table:table-cell office:value-type="float" office:value="39.1887575483258" calcext:value-type="float">
            <text:p>39.2</text:p>
          </table:table-cell>
          <table:table-cell office:value-type="float" office:value="59.1002976136933" calcext:value-type="float">
            <text:p>59.1</text:p>
          </table:table-cell>
          <table:table-cell office:value-type="float" office:value="34.0792530745839" calcext:value-type="float">
            <text:p>34.1</text:p>
          </table:table-cell>
          <table:table-cell office:value-type="float" office:value="95.68693576842" calcext:value-type="float">
            <text:p>95.7</text:p>
          </table:table-cell>
          <table:table-cell office:value-type="float" office:value="233.320296989448" calcext:value-type="float">
            <text:p>233.3</text:p>
          </table:table-cell>
          <table:table-cell office:value-type="float" office:value="194.705969551667" calcext:value-type="float">
            <text:p>194.7</text:p>
          </table:table-cell>
          <table:table-cell table:formula="of:=([.M6]+[.B7]+[.C7])/3" office:value-type="float" office:value="215.321945619704" calcext:value-type="float">
            <text:p>215.3</text:p>
          </table:table-cell>
          <table:table-cell table:formula="of:=AVERAGE([.D6:.F6])" office:value-type="float" office:value="405.888442287496" calcext:value-type="float">
            <text:p>405.9</text:p>
          </table:table-cell>
          <table:table-cell table:formula="of:=AVERAGE([.G6:.I6])" office:value-type="float" office:value="87.108355063211" calcext:value-type="float">
            <text:p>87.1</text:p>
          </table:table-cell>
          <table:table-cell table:formula="of:=AVERAGE([.J6:.L6])" office:value-type="float" office:value="62.9554954855657" calcext:value-type="float">
            <text:p>63.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38.043719955758" calcext:value-type="float">
            <text:p>138.0</text:p>
          </table:table-cell>
          <table:table-cell office:value-type="float" office:value="274.601819913907" calcext:value-type="float">
            <text:p>274.6</text:p>
          </table:table-cell>
          <table:table-cell office:value-type="float" office:value="242.306581095358" calcext:value-type="float">
            <text:p>242.3</text:p>
          </table:table-cell>
          <table:table-cell office:value-type="float" office:value="305.84271821857" calcext:value-type="float">
            <text:p>305.8</text:p>
          </table:table-cell>
          <table:table-cell office:value-type="float" office:value="230.657029499058" calcext:value-type="float">
            <text:p>230.7</text:p>
          </table:table-cell>
          <table:table-cell office:value-type="float" office:value="104.562512002313" calcext:value-type="float">
            <text:p>104.6</text:p>
          </table:table-cell>
          <table:table-cell office:value-type="float" office:value="84.7756126369064" calcext:value-type="float">
            <text:p>84.8</text:p>
          </table:table-cell>
          <table:table-cell office:value-type="float" office:value="57.7327561409581" calcext:value-type="float">
            <text:p>57.7</text:p>
          </table:table-cell>
          <table:table-cell office:value-type="float" office:value="43.6859981946667" calcext:value-type="float">
            <text:p>43.7</text:p>
          </table:table-cell>
          <table:table-cell office:value-type="float" office:value="42.4427773693968" calcext:value-type="float">
            <text:p>42.4</text:p>
          </table:table-cell>
          <table:table-cell office:value-type="float" office:value="135.822193756427" calcext:value-type="float">
            <text:p>135.8</text:p>
          </table:table-cell>
          <table:table-cell office:value-type="float" office:value="215.119288675494" calcext:value-type="float">
            <text:p>215.1</text:p>
          </table:table-cell>
          <table:table-cell office:value-type="float" office:value="156.299417288234" calcext:value-type="float">
            <text:p>156.3</text:p>
          </table:table-cell>
          <table:table-cell table:formula="of:=([.M7]+[.B8]+[.C8])/3" office:value-type="float" office:value="181.000457517819" calcext:value-type="float">
            <text:p>181.0</text:p>
          </table:table-cell>
          <table:table-cell table:formula="of:=AVERAGE([.D7:.F7])" office:value-type="float" office:value="259.602109604329" calcext:value-type="float">
            <text:p>259.6</text:p>
          </table:table-cell>
          <table:table-cell table:formula="of:=AVERAGE([.G7:.I7])" office:value-type="float" office:value="82.3569602600593" calcext:value-type="float">
            <text:p>82.4</text:p>
          </table:table-cell>
          <table:table-cell table:formula="of:=AVERAGE([.J7:.L7])" office:value-type="float" office:value="73.9836564401634" calcext:value-type="float">
            <text:p>74.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37.853707378771" calcext:value-type="float">
            <text:p>137.9</text:p>
          </table:table-cell>
          <table:table-cell office:value-type="float" office:value="190.028376499193" calcext:value-type="float">
            <text:p>190.0</text:p>
          </table:table-cell>
          <table:table-cell office:value-type="float" office:value="321.174066413648" calcext:value-type="float">
            <text:p>321.2</text:p>
          </table:table-cell>
          <table:table-cell office:value-type="float" office:value="382.07395466355" calcext:value-type="float">
            <text:p>382.1</text:p>
          </table:table-cell>
          <table:table-cell office:value-type="float" office:value="209.463352701423" calcext:value-type="float">
            <text:p>209.5</text:p>
          </table:table-cell>
          <table:table-cell office:value-type="float" office:value="159.735901707327" calcext:value-type="float">
            <text:p>159.7</text:p>
          </table:table-cell>
          <table:table-cell office:value-type="float" office:value="165.274710885852" calcext:value-type="float">
            <text:p>165.3</text:p>
          </table:table-cell>
          <table:table-cell office:value-type="float" office:value="44.8388525848323" calcext:value-type="float">
            <text:p>44.8</text:p>
          </table:table-cell>
          <table:table-cell office:value-type="float" office:value="41.2236844746" calcext:value-type="float">
            <text:p>41.2</text:p>
          </table:table-cell>
          <table:table-cell office:value-type="float" office:value="31.57465065" calcext:value-type="float">
            <text:p>31.6</text:p>
          </table:table-cell>
          <table:table-cell office:value-type="float" office:value="34.61400737518" calcext:value-type="float">
            <text:p>34.6</text:p>
          </table:table-cell>
          <table:table-cell office:value-type="float" office:value="157.088717956935" calcext:value-type="float">
            <text:p>157.1</text:p>
          </table:table-cell>
          <table:table-cell office:value-type="float" office:value="156.245331940943" calcext:value-type="float">
            <text:p>156.2</text:p>
          </table:table-cell>
          <table:table-cell table:formula="of:=([.M8]+[.B9]+[.C9])/3" office:value-type="float" office:value="256.641928205245" calcext:value-type="float">
            <text:p>256.6</text:p>
          </table:table-cell>
          <table:table-cell table:formula="of:=AVERAGE([.D8:.F8])" office:value-type="float" office:value="304.237124592874" calcext:value-type="float">
            <text:p>304.2</text:p>
          </table:table-cell>
          <table:table-cell table:formula="of:=AVERAGE([.G8:.I8])" office:value-type="float" office:value="123.283155059337" calcext:value-type="float">
            <text:p>123.3</text:p>
          </table:table-cell>
          <table:table-cell table:formula="of:=AVERAGE([.J8:.L8])" office:value-type="float" office:value="35.8041141665933" calcext:value-type="float">
            <text:p>35.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32.004516125764" calcext:value-type="float">
            <text:p>232.0</text:p>
          </table:table-cell>
          <table:table-cell office:value-type="float" office:value="380.832550533034" calcext:value-type="float">
            <text:p>380.8</text:p>
          </table:table-cell>
          <table:table-cell office:value-type="float" office:value="196.106526764132" calcext:value-type="float">
            <text:p>196.1</text:p>
          </table:table-cell>
          <table:table-cell office:value-type="float" office:value="141.71208714848" calcext:value-type="float">
            <text:p>141.7</text:p>
          </table:table-cell>
          <table:table-cell office:value-type="float" office:value="89.6433041356548" calcext:value-type="float">
            <text:p>89.6</text:p>
          </table:table-cell>
          <table:table-cell office:value-type="float" office:value="174.131940842713" calcext:value-type="float">
            <text:p>174.1</text:p>
          </table:table-cell>
          <table:table-cell office:value-type="float" office:value="62.4400686584613" calcext:value-type="float">
            <text:p>62.4</text:p>
          </table:table-cell>
          <table:table-cell office:value-type="float" office:value="125.983247969145" calcext:value-type="float">
            <text:p>126.0</text:p>
          </table:table-cell>
          <table:table-cell office:value-type="float" office:value="158.481263437327" calcext:value-type="float">
            <text:p>158.5</text:p>
          </table:table-cell>
          <table:table-cell office:value-type="float" office:value="111.564210838416" calcext:value-type="float">
            <text:p>111.6</text:p>
          </table:table-cell>
          <table:table-cell office:value-type="float" office:value="313.988104733157" calcext:value-type="float">
            <text:p>314.0</text:p>
          </table:table-cell>
          <table:table-cell office:value-type="float" office:value="322.358612766258" calcext:value-type="float">
            <text:p>322.4</text:p>
          </table:table-cell>
          <table:table-cell office:value-type="float" office:value="192.437202829379" calcext:value-type="float">
            <text:p>192.4</text:p>
          </table:table-cell>
          <table:table-cell table:formula="of:=([.M9]+[.B10]+[.C10])/3" office:value-type="float" office:value="302.54389555215" calcext:value-type="float">
            <text:p>302.5</text:p>
          </table:table-cell>
          <table:table-cell table:formula="of:=AVERAGE([.D9:.F9])" office:value-type="float" office:value="142.487306016089" calcext:value-type="float">
            <text:p>142.5</text:p>
          </table:table-cell>
          <table:table-cell table:formula="of:=AVERAGE([.G9:.I9])" office:value-type="float" office:value="120.851752490107" calcext:value-type="float">
            <text:p>120.9</text:p>
          </table:table-cell>
          <table:table-cell table:formula="of:=AVERAGE([.J9:.L9])" office:value-type="float" office:value="194.677859669633" calcext:value-type="float">
            <text:p>194.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73.117208891629" calcext:value-type="float">
            <text:p>173.1</text:p>
          </table:table-cell>
          <table:table-cell office:value-type="float" office:value="412.155864998562" calcext:value-type="float">
            <text:p>412.2</text:p>
          </table:table-cell>
          <table:table-cell office:value-type="float" office:value="294.425732778529" calcext:value-type="float">
            <text:p>294.4</text:p>
          </table:table-cell>
          <table:table-cell office:value-type="float" office:value="279.934151814307" calcext:value-type="float">
            <text:p>279.9</text:p>
          </table:table-cell>
          <table:table-cell office:value-type="float" office:value="170.380760356771" calcext:value-type="float">
            <text:p>170.4</text:p>
          </table:table-cell>
          <table:table-cell office:value-type="float" office:value="199.24735551877" calcext:value-type="float">
            <text:p>199.2</text:p>
          </table:table-cell>
          <table:table-cell office:value-type="float" office:value="161.251829243174" calcext:value-type="float">
            <text:p>161.3</text:p>
          </table:table-cell>
          <table:table-cell office:value-type="float" office:value="95.3853783753194" calcext:value-type="float">
            <text:p>95.4</text:p>
          </table:table-cell>
          <table:table-cell office:value-type="float" office:value="108.879508250133" calcext:value-type="float">
            <text:p>108.9</text:p>
          </table:table-cell>
          <table:table-cell office:value-type="float" office:value="48.5611370617516" calcext:value-type="float">
            <text:p>48.6</text:p>
          </table:table-cell>
          <table:table-cell office:value-type="float" office:value="79.0538762685266" calcext:value-type="float">
            <text:p>79.1</text:p>
          </table:table-cell>
          <table:table-cell office:value-type="float" office:value="176.223274832768" calcext:value-type="float">
            <text:p>176.2</text:p>
          </table:table-cell>
          <table:table-cell office:value-type="float" office:value="183.21800653252" calcext:value-type="float">
            <text:p>183.2</text:p>
          </table:table-cell>
          <table:table-cell table:formula="of:=([.M10]+[.B11]+[.C11])/3" office:value-type="float" office:value="404.481524929228" calcext:value-type="float">
            <text:p>404.5</text:p>
          </table:table-cell>
          <table:table-cell table:formula="of:=AVERAGE([.D10:.F10])" office:value-type="float" office:value="248.246881649869" calcext:value-type="float">
            <text:p>248.2</text:p>
          </table:table-cell>
          <table:table-cell table:formula="of:=AVERAGE([.G10:.I10])" office:value-type="float" office:value="151.961521045754" calcext:value-type="float">
            <text:p>152.0</text:p>
          </table:table-cell>
          <table:table-cell table:formula="of:=AVERAGE([.J10:.L10])" office:value-type="float" office:value="78.8315071934705" calcext:value-type="float">
            <text:p>78.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15.39359061479" calcext:value-type="float">
            <text:p>615.4</text:p>
          </table:table-cell>
          <table:table-cell office:value-type="float" office:value="421.827709340125" calcext:value-type="float">
            <text:p>421.8</text:p>
          </table:table-cell>
          <table:table-cell office:value-type="float" office:value="403.693789455084" calcext:value-type="float">
            <text:p>403.7</text:p>
          </table:table-cell>
          <table:table-cell office:value-type="float" office:value="436.964439873317" calcext:value-type="float">
            <text:p>437.0</text:p>
          </table:table-cell>
          <table:table-cell office:value-type="float" office:value="276.558487677868" calcext:value-type="float">
            <text:p>276.6</text:p>
          </table:table-cell>
          <table:table-cell office:value-type="float" office:value="177.334149093813" calcext:value-type="float">
            <text:p>177.3</text:p>
          </table:table-cell>
          <table:table-cell office:value-type="float" office:value="152.233950357142" calcext:value-type="float">
            <text:p>152.2</text:p>
          </table:table-cell>
          <table:table-cell office:value-type="float" office:value="62.1103838888258" calcext:value-type="float">
            <text:p>62.1</text:p>
          </table:table-cell>
          <table:table-cell office:value-type="float" office:value="41.9736764021733" calcext:value-type="float">
            <text:p>42.0</text:p>
          </table:table-cell>
          <table:table-cell office:value-type="float" office:value="74.7508146286516" calcext:value-type="float">
            <text:p>74.8</text:p>
          </table:table-cell>
          <table:table-cell office:value-type="float" office:value="125.85242050176" calcext:value-type="float">
            <text:p>125.9</text:p>
          </table:table-cell>
          <table:table-cell office:value-type="float" office:value="115.867365470997" calcext:value-type="float">
            <text:p>115.9</text:p>
          </table:table-cell>
          <table:table-cell office:value-type="float" office:value="242.046731442046" calcext:value-type="float">
            <text:p>242.0</text:p>
          </table:table-cell>
          <table:table-cell table:formula="of:=([.M11]+[.B12]+[.C12])/3" office:value-type="float" office:value="191.987982731753" calcext:value-type="float">
            <text:p>192.0</text:p>
          </table:table-cell>
          <table:table-cell table:formula="of:=AVERAGE([.D11:.F11])" office:value-type="float" office:value="372.405572335423" calcext:value-type="float">
            <text:p>372.4</text:p>
          </table:table-cell>
          <table:table-cell table:formula="of:=AVERAGE([.G11:.I11])" office:value-type="float" office:value="130.559494446594" calcext:value-type="float">
            <text:p>130.6</text:p>
          </table:table-cell>
          <table:table-cell table:formula="of:=AVERAGE([.J11:.L11])" office:value-type="float" office:value="80.8589705108616" calcext:value-type="float">
            <text:p>80.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43.267558436097" calcext:value-type="float">
            <text:p>243.3</text:p>
          </table:table-cell>
          <table:table-cell office:value-type="float" office:value="216.829024288164" calcext:value-type="float">
            <text:p>216.8</text:p>
          </table:table-cell>
          <table:table-cell office:value-type="float" office:value="232.6555465451" calcext:value-type="float">
            <text:p>232.7</text:p>
          </table:table-cell>
          <table:table-cell office:value-type="float" office:value="263.919756083997" calcext:value-type="float">
            <text:p>263.9</text:p>
          </table:table-cell>
          <table:table-cell office:value-type="float" office:value="111.070288988352" calcext:value-type="float">
            <text:p>111.1</text:p>
          </table:table-cell>
          <table:table-cell office:value-type="float" office:value="72.0087045653267" calcext:value-type="float">
            <text:p>72.0</text:p>
          </table:table-cell>
          <table:table-cell office:value-type="float" office:value="33.367713258229" calcext:value-type="float">
            <text:p>33.4</text:p>
          </table:table-cell>
          <table:table-cell office:value-type="float" office:value="30.5846953220355" calcext:value-type="float">
            <text:p>30.6</text:p>
          </table:table-cell>
          <table:table-cell office:value-type="float" office:value="55.6700381410867" calcext:value-type="float">
            <text:p>55.7</text:p>
          </table:table-cell>
          <table:table-cell office:value-type="float" office:value="70.8889438981065" calcext:value-type="float">
            <text:p>70.9</text:p>
          </table:table-cell>
          <table:table-cell office:value-type="float" office:value="102.53960625618" calcext:value-type="float">
            <text:p>102.5</text:p>
          </table:table-cell>
          <table:table-cell office:value-type="float" office:value="158.352253700448" calcext:value-type="float">
            <text:p>158.4</text:p>
          </table:table-cell>
          <table:table-cell office:value-type="float" office:value="132.596177456927" calcext:value-type="float">
            <text:p>132.6</text:p>
          </table:table-cell>
          <table:table-cell table:formula="of:=([.M12]+[.B13]+[.C13])/3" office:value-type="float" office:value="112.02435303355" calcext:value-type="float">
            <text:p>112.0</text:p>
          </table:table-cell>
          <table:table-cell table:formula="of:=AVERAGE([.D12:.F12])" office:value-type="float" office:value="202.548530539149" calcext:value-type="float">
            <text:p>202.5</text:p>
          </table:table-cell>
          <table:table-cell table:formula="of:=AVERAGE([.G12:.I12])" office:value-type="float" office:value="45.3203710485304" calcext:value-type="float">
            <text:p>45.3</text:p>
          </table:table-cell>
          <table:table-cell table:formula="of:=AVERAGE([.J12:.L12])" office:value-type="float" office:value="76.3661960984577" calcext:value-type="float">
            <text:p>76.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9.5292687413774" calcext:value-type="float">
            <text:p>79.5</text:p>
          </table:table-cell>
          <table:table-cell office:value-type="float" office:value="98.1915366588241" calcext:value-type="float">
            <text:p>98.2</text:p>
          </table:table-cell>
          <table:table-cell office:value-type="float" office:value="87.4417595695323" calcext:value-type="float">
            <text:p>87.4</text:p>
          </table:table-cell>
          <table:table-cell office:value-type="float" office:value="150.46268018022" calcext:value-type="float">
            <text:p>150.5</text:p>
          </table:table-cell>
          <table:table-cell office:value-type="float" office:value="151.803286378342" calcext:value-type="float">
            <text:p>151.8</text:p>
          </table:table-cell>
          <table:table-cell office:value-type="float" office:value="64.32644232762" calcext:value-type="float">
            <text:p>64.3</text:p>
          </table:table-cell>
          <table:table-cell office:value-type="float" office:value="175.457374910503" calcext:value-type="float">
            <text:p>175.5</text:p>
          </table:table-cell>
          <table:table-cell office:value-type="float" office:value="291.589763557374" calcext:value-type="float">
            <text:p>291.6</text:p>
          </table:table-cell>
          <table:table-cell office:value-type="float" office:value="177.90625954197" calcext:value-type="float">
            <text:p>177.9</text:p>
          </table:table-cell>
          <table:table-cell office:value-type="float" office:value="224.117634090984" calcext:value-type="float">
            <text:p>224.1</text:p>
          </table:table-cell>
          <table:table-cell office:value-type="float" office:value="201.23412982313" calcext:value-type="float">
            <text:p>201.2</text:p>
          </table:table-cell>
          <table:table-cell office:value-type="float" office:value="188.61098765179" calcext:value-type="float">
            <text:p>188.6</text:p>
          </table:table-cell>
          <table:table-cell office:value-type="float" office:value="157.555926952639" calcext:value-type="float">
            <text:p>157.6</text:p>
          </table:table-cell>
          <table:table-cell table:formula="of:=([.M13]+[.B14]+[.C14])/3" office:value-type="float" office:value="149.159881522631" calcext:value-type="float">
            <text:p>149.2</text:p>
          </table:table-cell>
          <table:table-cell table:formula="of:=AVERAGE([.D13:.F13])" office:value-type="float" office:value="129.902575376031" calcext:value-type="float">
            <text:p>129.9</text:p>
          </table:table-cell>
          <table:table-cell table:formula="of:=AVERAGE([.G13:.I13])" office:value-type="float" office:value="177.124526931832" calcext:value-type="float">
            <text:p>177.1</text:p>
          </table:table-cell>
          <table:table-cell table:formula="of:=AVERAGE([.J13:.L13])" office:value-type="float" office:value="201.086007818695" calcext:value-type="float">
            <text:p>201.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5.4112657891645" calcext:value-type="float">
            <text:p>75.4</text:p>
          </table:table-cell>
          <table:table-cell office:value-type="float" office:value="183.457391126938" calcext:value-type="float">
            <text:p>183.5</text:p>
          </table:table-cell>
          <table:table-cell office:value-type="float" office:value="233.881352389497" calcext:value-type="float">
            <text:p>233.9</text:p>
          </table:table-cell>
          <table:table-cell office:value-type="float" office:value="388.95557392158" calcext:value-type="float">
            <text:p>389.0</text:p>
          </table:table-cell>
          <table:table-cell office:value-type="float" office:value="168.911684714052" calcext:value-type="float">
            <text:p>168.9</text:p>
          </table:table-cell>
          <table:table-cell office:value-type="float" office:value="85.5838778397534" calcext:value-type="float">
            <text:p>85.6</text:p>
          </table:table-cell>
          <table:table-cell office:value-type="float" office:value="55.0578175521387" calcext:value-type="float">
            <text:p>55.1</text:p>
          </table:table-cell>
          <table:table-cell office:value-type="float" office:value="42.9385191710742" calcext:value-type="float">
            <text:p>42.9</text:p>
          </table:table-cell>
          <table:table-cell office:value-type="float" office:value="62.2986561181067" calcext:value-type="float">
            <text:p>62.3</text:p>
          </table:table-cell>
          <table:table-cell office:value-type="float" office:value="57.2925292548613" calcext:value-type="float">
            <text:p>57.3</text:p>
          </table:table-cell>
          <table:table-cell office:value-type="float" office:value="74.18615204926" calcext:value-type="float">
            <text:p>74.2</text:p>
          </table:table-cell>
          <table:table-cell office:value-type="float" office:value="188.198524584794" calcext:value-type="float">
            <text:p>188.2</text:p>
          </table:table-cell>
          <table:table-cell office:value-type="float" office:value="134.681112042602" calcext:value-type="float">
            <text:p>134.7</text:p>
          </table:table-cell>
          <table:table-cell table:formula="of:=([.M14]+[.B15]+[.C15])/3" office:value-type="float" office:value="206.731378294776" calcext:value-type="float">
            <text:p>206.7</text:p>
          </table:table-cell>
          <table:table-cell table:formula="of:=AVERAGE([.D14:.F14])" office:value-type="float" office:value="263.916203675043" calcext:value-type="float">
            <text:p>263.9</text:p>
          </table:table-cell>
          <table:table-cell table:formula="of:=AVERAGE([.G14:.I14])" office:value-type="float" office:value="61.1934048543221" calcext:value-type="float">
            <text:p>61.2</text:p>
          </table:table-cell>
          <table:table-cell table:formula="of:=AVERAGE([.J14:.L14])" office:value-type="float" office:value="64.5924458074093" calcext:value-type="float">
            <text:p>64.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12.730636128003" calcext:value-type="float">
            <text:p>212.7</text:p>
          </table:table-cell>
          <table:table-cell office:value-type="float" office:value="219.264974171532" calcext:value-type="float">
            <text:p>219.3</text:p>
          </table:table-cell>
          <table:table-cell office:value-type="float" office:value="137.795792728597" calcext:value-type="float">
            <text:p>137.8</text:p>
          </table:table-cell>
          <table:table-cell office:value-type="float" office:value="160.313586304147" calcext:value-type="float">
            <text:p>160.3</text:p>
          </table:table-cell>
          <table:table-cell office:value-type="float" office:value="246.637369765826" calcext:value-type="float">
            <text:p>246.6</text:p>
          </table:table-cell>
          <table:table-cell office:value-type="float" office:value="206.7312255322" calcext:value-type="float">
            <text:p>206.7</text:p>
          </table:table-cell>
          <table:table-cell office:value-type="float" office:value="140.428521116613" calcext:value-type="float">
            <text:p>140.4</text:p>
          </table:table-cell>
          <table:table-cell office:value-type="float" office:value="59.8093521647936" calcext:value-type="float">
            <text:p>59.8</text:p>
          </table:table-cell>
          <table:table-cell office:value-type="float" office:value="64.0293475289067" calcext:value-type="float">
            <text:p>64.0</text:p>
          </table:table-cell>
          <table:table-cell office:value-type="float" office:value="287.5027136926" calcext:value-type="float">
            <text:p>287.5</text:p>
          </table:table-cell>
          <table:table-cell office:value-type="float" office:value="236.324139760587" calcext:value-type="float">
            <text:p>236.3</text:p>
          </table:table-cell>
          <table:table-cell office:value-type="float" office:value="208.193995521726" calcext:value-type="float">
            <text:p>208.2</text:p>
          </table:table-cell>
          <table:table-cell office:value-type="float" office:value="181.646804534628" calcext:value-type="float">
            <text:p>181.6</text:p>
          </table:table-cell>
          <table:table-cell table:formula="of:=([.M15]+[.B16]+[.C16])/3" office:value-type="float" office:value="149.32052861267" calcext:value-type="float">
            <text:p>149.3</text:p>
          </table:table-cell>
          <table:table-cell table:formula="of:=AVERAGE([.D15:.F15])" office:value-type="float" office:value="181.582249599523" calcext:value-type="float">
            <text:p>181.6</text:p>
          </table:table-cell>
          <table:table-cell table:formula="of:=AVERAGE([.G15:.I15])" office:value-type="float" office:value="135.656366271202" calcext:value-type="float">
            <text:p>135.7</text:p>
          </table:table-cell>
          <table:table-cell table:formula="of:=AVERAGE([.J15:.L15])" office:value-type="float" office:value="195.952066994031" calcext:value-type="float">
            <text:p>196.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34.912999662116" calcext:value-type="float">
            <text:p>134.9</text:p>
          </table:table-cell>
          <table:table-cell office:value-type="float" office:value="104.854590654168" calcext:value-type="float">
            <text:p>104.9</text:p>
          </table:table-cell>
          <table:table-cell office:value-type="float" office:value="186.814650591206" calcext:value-type="float">
            <text:p>186.8</text:p>
          </table:table-cell>
          <table:table-cell office:value-type="float" office:value="240.176194380007" calcext:value-type="float">
            <text:p>240.2</text:p>
          </table:table-cell>
          <table:table-cell office:value-type="float" office:value="194.656680547332" calcext:value-type="float">
            <text:p>194.7</text:p>
          </table:table-cell>
          <table:table-cell office:value-type="float" office:value="155.273663912253" calcext:value-type="float">
            <text:p>155.3</text:p>
          </table:table-cell>
          <table:table-cell office:value-type="float" office:value="127.127770293819" calcext:value-type="float">
            <text:p>127.1</text:p>
          </table:table-cell>
          <table:table-cell office:value-type="float" office:value="94.184540494971" calcext:value-type="float">
            <text:p>94.2</text:p>
          </table:table-cell>
          <table:table-cell office:value-type="float" office:value="72.8402007045267" calcext:value-type="float">
            <text:p>72.8</text:p>
          </table:table-cell>
          <table:table-cell office:value-type="float" office:value="98.098362647171" calcext:value-type="float">
            <text:p>98.1</text:p>
          </table:table-cell>
          <table:table-cell office:value-type="float" office:value="130.1123390137" calcext:value-type="float">
            <text:p>130.1</text:p>
          </table:table-cell>
          <table:table-cell office:value-type="float" office:value="123.159617958758" calcext:value-type="float">
            <text:p>123.2</text:p>
          </table:table-cell>
          <table:table-cell office:value-type="float" office:value="138.517634238336" calcext:value-type="float">
            <text:p>138.5</text:p>
          </table:table-cell>
          <table:table-cell table:formula="of:=([.M16]+[.B17]+[.C17])/3" office:value-type="float" office:value="124.364568223668" calcext:value-type="float">
            <text:p>124.4</text:p>
          </table:table-cell>
          <table:table-cell table:formula="of:=AVERAGE([.D16:.F16])" office:value-type="float" office:value="207.215841839515" calcext:value-type="float">
            <text:p>207.2</text:p>
          </table:table-cell>
          <table:table-cell table:formula="of:=AVERAGE([.G16:.I16])" office:value-type="float" office:value="125.528658233681" calcext:value-type="float">
            <text:p>125.5</text:p>
          </table:table-cell>
          <table:table-cell table:formula="of:=AVERAGE([.J16:.L16])" office:value-type="float" office:value="100.350300788466" calcext:value-type="float">
            <text:p>100.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04.106873901894" calcext:value-type="float">
            <text:p>104.1</text:p>
          </table:table-cell>
          <table:table-cell office:value-type="float" office:value="145.827212810352" calcext:value-type="float">
            <text:p>145.8</text:p>
          </table:table-cell>
          <table:table-cell office:value-type="float" office:value="175.417223437887" calcext:value-type="float">
            <text:p>175.4</text:p>
          </table:table-cell>
          <table:table-cell office:value-type="float" office:value="259.96828910778" calcext:value-type="float">
            <text:p>260.0</text:p>
          </table:table-cell>
          <table:table-cell office:value-type="float" office:value="207.73087894671" calcext:value-type="float">
            <text:p>207.7</text:p>
          </table:table-cell>
          <table:table-cell office:value-type="float" office:value="230.287866602453" calcext:value-type="float">
            <text:p>230.3</text:p>
          </table:table-cell>
          <table:table-cell office:value-type="float" office:value="116.484560413661" calcext:value-type="float">
            <text:p>116.5</text:p>
          </table:table-cell>
          <table:table-cell office:value-type="float" office:value="129.855795618745" calcext:value-type="float">
            <text:p>129.9</text:p>
          </table:table-cell>
          <table:table-cell office:value-type="float" office:value="143.578306366433" calcext:value-type="float">
            <text:p>143.6</text:p>
          </table:table-cell>
          <table:table-cell office:value-type="float" office:value="101.418129854981" calcext:value-type="float">
            <text:p>101.4</text:p>
          </table:table-cell>
          <table:table-cell office:value-type="float" office:value="148.161783754047" calcext:value-type="float">
            <text:p>148.2</text:p>
          </table:table-cell>
          <table:table-cell office:value-type="float" office:value="383.536710703097" calcext:value-type="float">
            <text:p>383.5</text:p>
          </table:table-cell>
          <table:table-cell office:value-type="float" office:value="178.86446929317" calcext:value-type="float">
            <text:p>178.9</text:p>
          </table:table-cell>
          <table:table-cell table:formula="of:=([.M17]+[.B18]+[.C18])/3" office:value-type="float" office:value="298.309410137907" calcext:value-type="float">
            <text:p>298.3</text:p>
          </table:table-cell>
          <table:table-cell table:formula="of:=AVERAGE([.D17:.F17])" office:value-type="float" office:value="214.372130497459" calcext:value-type="float">
            <text:p>214.4</text:p>
          </table:table-cell>
          <table:table-cell table:formula="of:=AVERAGE([.G17:.I17])" office:value-type="float" office:value="158.87607421162" calcext:value-type="float">
            <text:p>158.9</text:p>
          </table:table-cell>
          <table:table-cell table:formula="of:=AVERAGE([.J17:.L17])" office:value-type="float" office:value="131.05273999182" calcext:value-type="float">
            <text:p>131.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17.672240581139" calcext:value-type="float">
            <text:p>217.7</text:p>
          </table:table-cell>
          <table:table-cell office:value-type="float" office:value="293.719279129486" calcext:value-type="float">
            <text:p>293.7</text:p>
          </table:table-cell>
          <table:table-cell office:value-type="float" office:value="184.289191357345" calcext:value-type="float">
            <text:p>184.3</text:p>
          </table:table-cell>
          <table:table-cell office:value-type="float" office:value="256.978002694147" calcext:value-type="float">
            <text:p>257.0</text:p>
          </table:table-cell>
          <table:table-cell office:value-type="float" office:value="119.087504986916" calcext:value-type="float">
            <text:p>119.1</text:p>
          </table:table-cell>
          <table:table-cell office:value-type="float" office:value="72.7901064080933" calcext:value-type="float">
            <text:p>72.8</text:p>
          </table:table-cell>
          <table:table-cell office:value-type="float" office:value="83.8006314992355" calcext:value-type="float">
            <text:p>83.8</text:p>
          </table:table-cell>
          <table:table-cell office:value-type="float" office:value="70.2442024245323" calcext:value-type="float">
            <text:p>70.2</text:p>
          </table:table-cell>
          <table:table-cell office:value-type="float" office:value="115.69719114797" calcext:value-type="float">
            <text:p>115.7</text:p>
          </table:table-cell>
          <table:table-cell office:value-type="float" office:value="152.792896203629" calcext:value-type="float">
            <text:p>152.8</text:p>
          </table:table-cell>
          <table:table-cell office:value-type="float" office:value="174.689189596273" calcext:value-type="float">
            <text:p>174.7</text:p>
          </table:table-cell>
          <table:table-cell office:value-type="float" office:value="298.127633256732" calcext:value-type="float">
            <text:p>298.1</text:p>
          </table:table-cell>
          <table:table-cell office:value-type="float" office:value="169.990672440458" calcext:value-type="float">
            <text:p>170.0</text:p>
          </table:table-cell>
          <table:table-cell table:formula="of:=([.M18]+[.B19]+[.C19])/3" office:value-type="float" office:value="305.153672487884" calcext:value-type="float">
            <text:p>305.2</text:p>
          </table:table-cell>
          <table:table-cell table:formula="of:=AVERAGE([.D18:.F18])" office:value-type="float" office:value="186.784899679469" calcext:value-type="float">
            <text:p>186.8</text:p>
          </table:table-cell>
          <table:table-cell table:formula="of:=AVERAGE([.G18:.I18])" office:value-type="float" office:value="75.611646777287" calcext:value-type="float">
            <text:p>75.6</text:p>
          </table:table-cell>
          <table:table-cell table:formula="of:=AVERAGE([.J18:.L18])" office:value-type="float" office:value="147.726425649291" calcext:value-type="float">
            <text:p>147.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49.740525907426" calcext:value-type="float">
            <text:p>249.7</text:p>
          </table:table-cell>
          <table:table-cell office:value-type="float" office:value="367.592858299493" calcext:value-type="float">
            <text:p>367.6</text:p>
          </table:table-cell>
          <table:table-cell office:value-type="float" office:value="339.463466120261" calcext:value-type="float">
            <text:p>339.5</text:p>
          </table:table-cell>
          <table:table-cell office:value-type="float" office:value="279.739547750603" calcext:value-type="float">
            <text:p>279.7</text:p>
          </table:table-cell>
          <table:table-cell office:value-type="float" office:value="480.290597263203" calcext:value-type="float">
            <text:p>480.3</text:p>
          </table:table-cell>
          <table:table-cell office:value-type="float" office:value="365.400211777277" calcext:value-type="float">
            <text:p>365.4</text:p>
          </table:table-cell>
          <table:table-cell office:value-type="float" office:value="163.698755384061" calcext:value-type="float">
            <text:p>163.7</text:p>
          </table:table-cell>
          <table:table-cell office:value-type="float" office:value="61.4317549332258" calcext:value-type="float">
            <text:p>61.4</text:p>
          </table:table-cell>
          <table:table-cell office:value-type="float" office:value="161.94398132056" calcext:value-type="float">
            <text:p>161.9</text:p>
          </table:table-cell>
          <table:table-cell office:value-type="float" office:value="99.1812596152935" calcext:value-type="float">
            <text:p>99.2</text:p>
          </table:table-cell>
          <table:table-cell office:value-type="float" office:value="57.1721112733267" calcext:value-type="float">
            <text:p>57.2</text:p>
          </table:table-cell>
          <table:table-cell office:value-type="float" office:value="225.867091601697" calcext:value-type="float">
            <text:p>225.9</text:p>
          </table:table-cell>
          <table:table-cell office:value-type="float" office:value="237.626846770536" calcext:value-type="float">
            <text:p>237.6</text:p>
          </table:table-cell>
          <table:table-cell table:formula="of:=([.M19]+[.B20]+[.C20])/3" office:value-type="float" office:value="285.663988988389" calcext:value-type="float">
            <text:p>285.7</text:p>
          </table:table-cell>
          <table:table-cell table:formula="of:=AVERAGE([.D19:.F19])" office:value-type="float" office:value="366.497870378023" calcext:value-type="float">
            <text:p>366.5</text:p>
          </table:table-cell>
          <table:table-cell table:formula="of:=AVERAGE([.G19:.I19])" office:value-type="float" office:value="196.843574031521" calcext:value-type="float">
            <text:p>196.8</text:p>
          </table:table-cell>
          <table:table-cell table:formula="of:=AVERAGE([.J19:.L19])" office:value-type="float" office:value="106.09911740306" calcext:value-type="float">
            <text:p>106.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2.111436399206" calcext:value-type="float">
            <text:p>302.1</text:p>
          </table:table-cell>
          <table:table-cell office:value-type="float" office:value="329.013438964264" calcext:value-type="float">
            <text:p>329.0</text:p>
          </table:table-cell>
          <table:table-cell office:value-type="float" office:value="141.641310944561" calcext:value-type="float">
            <text:p>141.6</text:p>
          </table:table-cell>
          <table:table-cell office:value-type="float" office:value="215.336138309153" calcext:value-type="float">
            <text:p>215.3</text:p>
          </table:table-cell>
          <table:table-cell office:value-type="float" office:value="173.847626179726" calcext:value-type="float">
            <text:p>173.8</text:p>
          </table:table-cell>
          <table:table-cell office:value-type="float" office:value="82.8037342453067" calcext:value-type="float">
            <text:p>82.8</text:p>
          </table:table-cell>
          <table:table-cell office:value-type="float" office:value="107.1124575951" calcext:value-type="float">
            <text:p>107.1</text:p>
          </table:table-cell>
          <table:table-cell office:value-type="float" office:value="53.2747200675032" calcext:value-type="float">
            <text:p>53.3</text:p>
          </table:table-cell>
          <table:table-cell office:value-type="float" office:value="52.1328409418333" calcext:value-type="float">
            <text:p>52.1</text:p>
          </table:table-cell>
          <table:table-cell office:value-type="float" office:value="93.8050002564774" calcext:value-type="float">
            <text:p>93.8</text:p>
          </table:table-cell>
          <table:table-cell office:value-type="float" office:value="300.268300276813" calcext:value-type="float">
            <text:p>300.3</text:p>
          </table:table-cell>
          <table:table-cell office:value-type="float" office:value="181.101601652771" calcext:value-type="float">
            <text:p>181.1</text:p>
          </table:table-cell>
          <table:table-cell office:value-type="float" office:value="169.370717152726" calcext:value-type="float">
            <text:p>169.4</text:p>
          </table:table-cell>
          <table:table-cell table:formula="of:=([.M20]+[.B21]+[.C21])/3" office:value-type="float" office:value="255.757561914698" calcext:value-type="float">
            <text:p>255.8</text:p>
          </table:table-cell>
          <table:table-cell table:formula="of:=AVERAGE([.D20:.F20])" office:value-type="float" office:value="176.941691811147" calcext:value-type="float">
            <text:p>176.9</text:p>
          </table:table-cell>
          <table:table-cell table:formula="of:=AVERAGE([.G20:.I20])" office:value-type="float" office:value="81.0636373026366" calcext:value-type="float">
            <text:p>81.1</text:p>
          </table:table-cell>
          <table:table-cell table:formula="of:=AVERAGE([.J20:.L20])" office:value-type="float" office:value="148.735380491708" calcext:value-type="float">
            <text:p>148.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37.946447065229" calcext:value-type="float">
            <text:p>237.9</text:p>
          </table:table-cell>
          <table:table-cell office:value-type="float" office:value="348.224637026093" calcext:value-type="float">
            <text:p>348.2</text:p>
          </table:table-cell>
          <table:table-cell office:value-type="float" office:value="207.206383054958" calcext:value-type="float">
            <text:p>207.2</text:p>
          </table:table-cell>
          <table:table-cell office:value-type="float" office:value="302.93256446658" calcext:value-type="float">
            <text:p>302.9</text:p>
          </table:table-cell>
          <table:table-cell office:value-type="float" office:value="426.093587459294" calcext:value-type="float">
            <text:p>426.1</text:p>
          </table:table-cell>
          <table:table-cell office:value-type="float" office:value="203.584210256957" calcext:value-type="float">
            <text:p>203.6</text:p>
          </table:table-cell>
          <table:table-cell office:value-type="float" office:value="88.9874399116064" calcext:value-type="float">
            <text:p>89.0</text:p>
          </table:table-cell>
          <table:table-cell office:value-type="float" office:value="48.9885035493225" calcext:value-type="float">
            <text:p>49.0</text:p>
          </table:table-cell>
          <table:table-cell office:value-type="float" office:value="43.9828451229466" calcext:value-type="float">
            <text:p>44.0</text:p>
          </table:table-cell>
          <table:table-cell office:value-type="float" office:value="65.5118858626322" calcext:value-type="float">
            <text:p>65.5</text:p>
          </table:table-cell>
          <table:table-cell office:value-type="float" office:value="215.31487411106" calcext:value-type="float">
            <text:p>215.3</text:p>
          </table:table-cell>
          <table:table-cell office:value-type="float" office:value="246.933412712303" calcext:value-type="float">
            <text:p>246.9</text:p>
          </table:table-cell>
          <table:table-cell office:value-type="float" office:value="202.975565883248" calcext:value-type="float">
            <text:p>203.0</text:p>
          </table:table-cell>
          <table:table-cell table:formula="of:=([.M21]+[.B22]+[.C22])/3" office:value-type="float" office:value="203.693507125287" calcext:value-type="float">
            <text:p>203.7</text:p>
          </table:table-cell>
          <table:table-cell table:formula="of:=AVERAGE([.D21:.F21])" office:value-type="float" office:value="312.077511660277" calcext:value-type="float">
            <text:p>312.1</text:p>
          </table:table-cell>
          <table:table-cell table:formula="of:=AVERAGE([.G21:.I21])" office:value-type="float" office:value="113.853384572629" calcext:value-type="float">
            <text:p>113.9</text:p>
          </table:table-cell>
          <table:table-cell table:formula="of:=AVERAGE([.J21:.L21])" office:value-type="float" office:value="108.269868365546" calcext:value-type="float">
            <text:p>108.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73.449973418023" calcext:value-type="float">
            <text:p>173.4</text:p>
          </table:table-cell>
          <table:table-cell office:value-type="float" office:value="190.697135245536" calcext:value-type="float">
            <text:p>190.7</text:p>
          </table:table-cell>
          <table:table-cell office:value-type="float" office:value="582.740704766968" calcext:value-type="float">
            <text:p>582.7</text:p>
          </table:table-cell>
          <table:table-cell office:value-type="float" office:value="245.382061480803" calcext:value-type="float">
            <text:p>245.4</text:p>
          </table:table-cell>
          <table:table-cell office:value-type="float" office:value="221.566669989519" calcext:value-type="float">
            <text:p>221.6</text:p>
          </table:table-cell>
          <table:table-cell office:value-type="float" office:value="185.585709507757" calcext:value-type="float">
            <text:p>185.6</text:p>
          </table:table-cell>
          <table:table-cell office:value-type="float" office:value="73.2294095606129" calcext:value-type="float">
            <text:p>73.2</text:p>
          </table:table-cell>
          <table:table-cell office:value-type="float" office:value="67.9613553571903" calcext:value-type="float">
            <text:p>68.0</text:p>
          </table:table-cell>
          <table:table-cell office:value-type="float" office:value="68.6707239601533" calcext:value-type="float">
            <text:p>68.7</text:p>
          </table:table-cell>
          <table:table-cell office:value-type="float" office:value="101.900951095203" calcext:value-type="float">
            <text:p>101.9</text:p>
          </table:table-cell>
          <table:table-cell office:value-type="float" office:value="134.22127840482" calcext:value-type="float">
            <text:p>134.2</text:p>
          </table:table-cell>
          <table:table-cell office:value-type="float" office:value="410.078544258752" calcext:value-type="float">
            <text:p>410.1</text:p>
          </table:table-cell>
          <table:table-cell office:value-type="float" office:value="204.623709753778" calcext:value-type="float">
            <text:p>204.6</text:p>
          </table:table-cell>
          <table:table-cell table:formula="of:=([.M22]+[.B23]+[.C23])/3" office:value-type="float" office:value="224.951482871427" calcext:value-type="float">
            <text:p>225.0</text:p>
          </table:table-cell>
          <table:table-cell table:formula="of:=AVERAGE([.D22:.F22])" office:value-type="float" office:value="349.896478745763" calcext:value-type="float">
            <text:p>349.9</text:p>
          </table:table-cell>
          <table:table-cell table:formula="of:=AVERAGE([.G22:.I22])" office:value-type="float" office:value="108.925491475187" calcext:value-type="float">
            <text:p>108.9</text:p>
          </table:table-cell>
          <table:table-cell table:formula="of:=AVERAGE([.J22:.L22])" office:value-type="float" office:value="101.597651153392" calcext:value-type="float">
            <text:p>101.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88.145716947981" calcext:value-type="float">
            <text:p>188.1</text:p>
          </table:table-cell>
          <table:table-cell office:value-type="float" office:value="76.63018740755" calcext:value-type="float">
            <text:p>76.6</text:p>
          </table:table-cell>
          <table:table-cell office:value-type="float" office:value="218.413960972168" calcext:value-type="float">
            <text:p>218.4</text:p>
          </table:table-cell>
          <table:table-cell office:value-type="float" office:value="308.128941216197" calcext:value-type="float">
            <text:p>308.1</text:p>
          </table:table-cell>
          <table:table-cell office:value-type="float" office:value="179.798609188332" calcext:value-type="float">
            <text:p>179.8</text:p>
          </table:table-cell>
          <table:table-cell office:value-type="float" office:value="116.057904997907" calcext:value-type="float">
            <text:p>116.1</text:p>
          </table:table-cell>
          <table:table-cell office:value-type="float" office:value="60.1625413165129" calcext:value-type="float">
            <text:p>60.2</text:p>
          </table:table-cell>
          <table:table-cell office:value-type="float" office:value="59.1405489066806" calcext:value-type="float">
            <text:p>59.1</text:p>
          </table:table-cell>
          <table:table-cell office:value-type="float" office:value="30.93867972747" calcext:value-type="float">
            <text:p>30.9</text:p>
          </table:table-cell>
          <table:table-cell office:value-type="float" office:value="73.973405053729" calcext:value-type="float">
            <text:p>74.0</text:p>
          </table:table-cell>
          <table:table-cell office:value-type="float" office:value="52.8716290188666" calcext:value-type="float">
            <text:p>52.9</text:p>
          </table:table-cell>
          <table:table-cell office:value-type="float" office:value="122.573137557019" calcext:value-type="float">
            <text:p>122.6</text:p>
          </table:table-cell>
          <table:table-cell office:value-type="float" office:value="123.902938525868" calcext:value-type="float">
            <text:p>123.9</text:p>
          </table:table-cell>
          <table:table-cell table:formula="of:=([.M23]+[.B24]+[.C24])/3" office:value-type="float" office:value="187.365570360091" calcext:value-type="float">
            <text:p>187.4</text:p>
          </table:table-cell>
          <table:table-cell table:formula="of:=AVERAGE([.D23:.F23])" office:value-type="float" office:value="235.447170458899" calcext:value-type="float">
            <text:p>235.4</text:p>
          </table:table-cell>
          <table:table-cell table:formula="of:=AVERAGE([.G23:.I23])" office:value-type="float" office:value="78.4536650737" calcext:value-type="float">
            <text:p>78.5</text:p>
          </table:table-cell>
          <table:table-cell table:formula="of:=AVERAGE([.J23:.L23])" office:value-type="float" office:value="52.5945712666885" calcext:value-type="float">
            <text:p>52.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38.202790185039" calcext:value-type="float">
            <text:p>138.2</text:p>
          </table:table-cell>
          <table:table-cell office:value-type="float" office:value="301.320783338214" calcext:value-type="float">
            <text:p>301.3</text:p>
          </table:table-cell>
          <table:table-cell office:value-type="float" office:value="184.005774116955" calcext:value-type="float">
            <text:p>184.0</text:p>
          </table:table-cell>
          <table:table-cell office:value-type="float" office:value="210.162188253537" calcext:value-type="float">
            <text:p>210.2</text:p>
          </table:table-cell>
          <table:table-cell office:value-type="float" office:value="87.9941511325419" calcext:value-type="float">
            <text:p>88.0</text:p>
          </table:table-cell>
          <table:table-cell office:value-type="float" office:value="119.796094712157" calcext:value-type="float">
            <text:p>119.8</text:p>
          </table:table-cell>
          <table:table-cell office:value-type="float" office:value="85.7276673175484" calcext:value-type="float">
            <text:p>85.7</text:p>
          </table:table-cell>
          <table:table-cell office:value-type="float" office:value="49.3048384926226" calcext:value-type="float">
            <text:p>49.3</text:p>
          </table:table-cell>
          <table:table-cell office:value-type="float" office:value="81.8330348793933" calcext:value-type="float">
            <text:p>81.8</text:p>
          </table:table-cell>
          <table:table-cell office:value-type="float" office:value="50.3323315510742" calcext:value-type="float">
            <text:p>50.3</text:p>
          </table:table-cell>
          <table:table-cell office:value-type="float" office:value="62.3454683873567" calcext:value-type="float">
            <text:p>62.3</text:p>
          </table:table-cell>
          <table:table-cell office:value-type="float" office:value="152.629676570384" calcext:value-type="float">
            <text:p>152.6</text:p>
          </table:table-cell>
          <table:table-cell office:value-type="float" office:value="126.971233244735" calcext:value-type="float">
            <text:p>127.0</text:p>
          </table:table-cell>
          <table:table-cell table:formula="of:=([.M24]+[.B25]+[.C25])/3" office:value-type="float" office:value="204.909865330255" calcext:value-type="float">
            <text:p>204.9</text:p>
          </table:table-cell>
          <table:table-cell table:formula="of:=AVERAGE([.D24:.F24])" office:value-type="float" office:value="160.720704501011" calcext:value-type="float">
            <text:p>160.7</text:p>
          </table:table-cell>
          <table:table-cell table:formula="of:=AVERAGE([.G24:.I24])" office:value-type="float" office:value="84.9428668407758" calcext:value-type="float">
            <text:p>84.9</text:p>
          </table:table-cell>
          <table:table-cell table:formula="of:=AVERAGE([.J24:.L24])" office:value-type="float" office:value="64.8369449392747" calcext:value-type="float">
            <text:p>64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81.362270683919" calcext:value-type="float">
            <text:p>181.4</text:p>
          </table:table-cell>
          <table:table-cell office:value-type="float" office:value="280.737648736462" calcext:value-type="float">
            <text:p>280.7</text:p>
          </table:table-cell>
          <table:table-cell office:value-type="float" office:value="361.937837179545" calcext:value-type="float">
            <text:p>361.9</text:p>
          </table:table-cell>
          <table:table-cell office:value-type="float" office:value="402.04005853082" calcext:value-type="float">
            <text:p>402.0</text:p>
          </table:table-cell>
          <table:table-cell office:value-type="float" office:value="250.388601095413" calcext:value-type="float">
            <text:p>250.4</text:p>
          </table:table-cell>
          <table:table-cell office:value-type="float" office:value="126.377075778287" calcext:value-type="float">
            <text:p>126.4</text:p>
          </table:table-cell>
          <table:table-cell office:value-type="float" office:value="85.8769489106548" calcext:value-type="float">
            <text:p>85.9</text:p>
          </table:table-cell>
          <table:table-cell office:value-type="float" office:value="77.0342450210645" calcext:value-type="float">
            <text:p>77.0</text:p>
          </table:table-cell>
          <table:table-cell office:value-type="float" office:value="74.2926363860467" calcext:value-type="float">
            <text:p>74.3</text:p>
          </table:table-cell>
          <table:table-cell office:value-type="float" office:value="237.286369326264" calcext:value-type="float">
            <text:p>237.3</text:p>
          </table:table-cell>
          <table:table-cell office:value-type="float" office:value="86.32430918496" calcext:value-type="float">
            <text:p>86.3</text:p>
          </table:table-cell>
          <table:table-cell office:value-type="float" office:value="65.9458656022709" calcext:value-type="float">
            <text:p>65.9</text:p>
          </table:table-cell>
          <table:table-cell office:value-type="float" office:value="185.800322202976" calcext:value-type="float">
            <text:p>185.8</text:p>
          </table:table-cell>
          <table:table-cell table:formula="of:=([.M25]+[.B26]+[.C26])/3" office:value-type="float" office:value="115.698706418338" calcext:value-type="float">
            <text:p>115.7</text:p>
          </table:table-cell>
          <table:table-cell table:formula="of:=AVERAGE([.D25:.F25])" office:value-type="float" office:value="338.122165601926" calcext:value-type="float">
            <text:p>338.1</text:p>
          </table:table-cell>
          <table:table-cell table:formula="of:=AVERAGE([.G25:.I25])" office:value-type="float" office:value="96.4294232366686" calcext:value-type="float">
            <text:p>96.4</text:p>
          </table:table-cell>
          <table:table-cell table:formula="of:=AVERAGE([.J25:.L25])" office:value-type="float" office:value="132.63443829909" calcext:value-type="float">
            <text:p>132.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53.696255854865" calcext:value-type="float">
            <text:p>153.7</text:p>
          </table:table-cell>
          <table:table-cell office:value-type="float" office:value="127.453997797879" calcext:value-type="float">
            <text:p>127.5</text:p>
          </table:table-cell>
          <table:table-cell office:value-type="float" office:value="250.938215329694" calcext:value-type="float">
            <text:p>250.9</text:p>
          </table:table-cell>
          <table:table-cell office:value-type="float" office:value="419.496655672687" calcext:value-type="float">
            <text:p>419.5</text:p>
          </table:table-cell>
          <table:table-cell office:value-type="float" office:value="204.942211848997" calcext:value-type="float">
            <text:p>204.9</text:p>
          </table:table-cell>
          <table:table-cell office:value-type="float" office:value="108.023695894673" calcext:value-type="float">
            <text:p>108.0</text:p>
          </table:table-cell>
          <table:table-cell office:value-type="float" office:value="60.8951286107613" calcext:value-type="float">
            <text:p>60.9</text:p>
          </table:table-cell>
          <table:table-cell office:value-type="float" office:value="82.9005249919225" calcext:value-type="float">
            <text:p>82.9</text:p>
          </table:table-cell>
          <table:table-cell office:value-type="float" office:value="58.8139856719233" calcext:value-type="float">
            <text:p>58.8</text:p>
          </table:table-cell>
          <table:table-cell office:value-type="float" office:value="40.2521186911" calcext:value-type="float">
            <text:p>40.3</text:p>
          </table:table-cell>
          <table:table-cell office:value-type="float" office:value="128.229629743923" calcext:value-type="float">
            <text:p>128.2</text:p>
          </table:table-cell>
          <table:table-cell office:value-type="float" office:value="128.960909360055" calcext:value-type="float">
            <text:p>129.0</text:p>
          </table:table-cell>
          <table:table-cell office:value-type="float" office:value="147.050277455707" calcext:value-type="float">
            <text:p>147.1</text:p>
          </table:table-cell>
          <table:table-cell table:formula="of:=([.M26]+[.B27]+[.C27])/3" office:value-type="float" office:value="196.071532541582" calcext:value-type="float">
            <text:p>196.1</text:p>
          </table:table-cell>
          <table:table-cell table:formula="of:=AVERAGE([.D26:.F26])" office:value-type="float" office:value="291.792360950459" calcext:value-type="float">
            <text:p>291.8</text:p>
          </table:table-cell>
          <table:table-cell table:formula="of:=AVERAGE([.G26:.I26])" office:value-type="float" office:value="83.9397831657857" calcext:value-type="float">
            <text:p>83.9</text:p>
          </table:table-cell>
          <table:table-cell table:formula="of:=AVERAGE([.J26:.L26])" office:value-type="float" office:value="75.7652447023155" calcext:value-type="float">
            <text:p>75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9.136925061097" calcext:value-type="float">
            <text:p>209.1</text:p>
          </table:table-cell>
          <table:table-cell office:value-type="float" office:value="250.116763203593" calcext:value-type="float">
            <text:p>250.1</text:p>
          </table:table-cell>
          <table:table-cell office:value-type="float" office:value="315.83444537889" calcext:value-type="float">
            <text:p>315.8</text:p>
          </table:table-cell>
          <table:table-cell office:value-type="float" office:value="259.02291064224" calcext:value-type="float">
            <text:p>259.0</text:p>
          </table:table-cell>
          <table:table-cell office:value-type="float" office:value="170.522401808648" calcext:value-type="float">
            <text:p>170.5</text:p>
          </table:table-cell>
          <table:table-cell office:value-type="float" office:value="195.521332013797" calcext:value-type="float">
            <text:p>195.5</text:p>
          </table:table-cell>
          <table:table-cell office:value-type="float" office:value="289.316251068781" calcext:value-type="float">
            <text:p>289.3</text:p>
          </table:table-cell>
          <table:table-cell office:value-type="float" office:value="85.5473547823839" calcext:value-type="float">
            <text:p>85.5</text:p>
          </table:table-cell>
          <table:table-cell office:value-type="float" office:value="45.7514074713833" calcext:value-type="float">
            <text:p>45.8</text:p>
          </table:table-cell>
          <table:table-cell office:value-type="float" office:value="54.5111823508774" calcext:value-type="float">
            <text:p>54.5</text:p>
          </table:table-cell>
          <table:table-cell office:value-type="float" office:value="77.4537027689866" calcext:value-type="float">
            <text:p>77.5</text:p>
          </table:table-cell>
          <table:table-cell office:value-type="float" office:value="60.963016880029" calcext:value-type="float">
            <text:p>61.0</text:p>
          </table:table-cell>
          <table:table-cell office:value-type="float" office:value="167.808141119225" calcext:value-type="float">
            <text:p>167.8</text:p>
          </table:table-cell>
          <table:table-cell table:formula="of:=([.M27]+[.B28]+[.C28])/3" office:value-type="float" office:value="170.929234074024" calcext:value-type="float">
            <text:p>170.9</text:p>
          </table:table-cell>
          <table:table-cell table:formula="of:=AVERAGE([.D27:.F27])" office:value-type="float" office:value="248.459919276593" calcext:value-type="float">
            <text:p>248.5</text:p>
          </table:table-cell>
          <table:table-cell table:formula="of:=AVERAGE([.G27:.I27])" office:value-type="float" office:value="190.128312621654" calcext:value-type="float">
            <text:p>190.1</text:p>
          </table:table-cell>
          <table:table-cell table:formula="of:=AVERAGE([.J27:.L27])" office:value-type="float" office:value="59.2387641970825" calcext:value-type="float">
            <text:p>59.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84.922223859536" calcext:value-type="float">
            <text:p>184.9</text:p>
          </table:table-cell>
          <table:table-cell office:value-type="float" office:value="266.902461482507" calcext:value-type="float">
            <text:p>266.9</text:p>
          </table:table-cell>
          <table:table-cell office:value-type="float" office:value="176.943938915671" calcext:value-type="float">
            <text:p>176.9</text:p>
          </table:table-cell>
          <table:table-cell office:value-type="float" office:value="369.049017470787" calcext:value-type="float">
            <text:p>369.0</text:p>
          </table:table-cell>
          <table:table-cell office:value-type="float" office:value="402.229604337652" calcext:value-type="float">
            <text:p>402.2</text:p>
          </table:table-cell>
          <table:table-cell office:value-type="float" office:value="130.14356202615" calcext:value-type="float">
            <text:p>130.1</text:p>
          </table:table-cell>
          <table:table-cell office:value-type="float" office:value="64.9601808863677" calcext:value-type="float">
            <text:p>65.0</text:p>
          </table:table-cell>
          <table:table-cell office:value-type="float" office:value="48.4691634340032" calcext:value-type="float">
            <text:p>48.5</text:p>
          </table:table-cell>
          <table:table-cell office:value-type="float" office:value="36.3411566338766" calcext:value-type="float">
            <text:p>36.3</text:p>
          </table:table-cell>
          <table:table-cell office:value-type="float" office:value="34.2943817751677" calcext:value-type="float">
            <text:p>34.3</text:p>
          </table:table-cell>
          <table:table-cell office:value-type="float" office:value="189.73414165034" calcext:value-type="float">
            <text:p>189.7</text:p>
          </table:table-cell>
          <table:table-cell office:value-type="float" office:value="173.554600205061" calcext:value-type="float">
            <text:p>173.6</text:p>
          </table:table-cell>
          <table:table-cell office:value-type="float" office:value="173.128702723093" calcext:value-type="float">
            <text:p>173.1</text:p>
          </table:table-cell>
          <table:table-cell table:formula="of:=([.M28]+[.B29]+[.C29])/3" office:value-type="float" office:value="150.224800648284" calcext:value-type="float">
            <text:p>150.2</text:p>
          </table:table-cell>
          <table:table-cell table:formula="of:=AVERAGE([.D28:.F28])" office:value-type="float" office:value="316.074186908036" calcext:value-type="float">
            <text:p>316.1</text:p>
          </table:table-cell>
          <table:table-cell table:formula="of:=AVERAGE([.G28:.I28])" office:value-type="float" office:value="81.1909687821736" calcext:value-type="float">
            <text:p>81.2</text:p>
          </table:table-cell>
          <table:table-cell table:formula="of:=AVERAGE([.J28:.L28])" office:value-type="float" office:value="86.7898933531281" calcext:value-type="float">
            <text:p>86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21.890991045442" calcext:value-type="float">
            <text:p>121.9</text:p>
          </table:table-cell>
          <table:table-cell office:value-type="float" office:value="155.228810694348" calcext:value-type="float">
            <text:p>155.2</text:p>
          </table:table-cell>
          <table:table-cell office:value-type="float" office:value="403.615287579529" calcext:value-type="float">
            <text:p>403.6</text:p>
          </table:table-cell>
          <table:table-cell office:value-type="float" office:value="263.385472217267" calcext:value-type="float">
            <text:p>263.4</text:p>
          </table:table-cell>
          <table:table-cell office:value-type="float" office:value="152.2080664157" calcext:value-type="float">
            <text:p>152.2</text:p>
          </table:table-cell>
          <table:table-cell office:value-type="float" office:value="96.75105330156" calcext:value-type="float">
            <text:p>96.8</text:p>
          </table:table-cell>
          <table:table-cell office:value-type="float" office:value="44.3957058132258" calcext:value-type="float">
            <text:p>44.4</text:p>
          </table:table-cell>
          <table:table-cell office:value-type="float" office:value="29.4311957853709" calcext:value-type="float">
            <text:p>29.4</text:p>
          </table:table-cell>
          <table:table-cell office:value-type="float" office:value="57.8319358414766" calcext:value-type="float">
            <text:p>57.8</text:p>
          </table:table-cell>
          <table:table-cell office:value-type="float" office:value="44.9665236421451" calcext:value-type="float">
            <text:p>45.0</text:p>
          </table:table-cell>
          <table:table-cell office:value-type="float" office:value="58.2058774858633" calcext:value-type="float">
            <text:p>58.2</text:p>
          </table:table-cell>
          <table:table-cell office:value-type="float" office:value="123.637219401726" calcext:value-type="float">
            <text:p>123.6</text:p>
          </table:table-cell>
          <table:table-cell office:value-type="float" office:value="129.295678268638" calcext:value-type="float">
            <text:p>129.3</text:p>
          </table:table-cell>
          <table:table-cell table:formula="of:=([.M29]+[.B30]+[.C30])/3" office:value-type="float" office:value="89.6669217986195" calcext:value-type="float">
            <text:p>89.7</text:p>
          </table:table-cell>
          <table:table-cell table:formula="of:=AVERAGE([.D29:.F29])" office:value-type="float" office:value="273.069608737499" calcext:value-type="float">
            <text:p>273.1</text:p>
          </table:table-cell>
          <table:table-cell table:formula="of:=AVERAGE([.G29:.I29])" office:value-type="float" office:value="56.8593183000522" calcext:value-type="float">
            <text:p>56.9</text:p>
          </table:table-cell>
          <table:table-cell table:formula="of:=AVERAGE([.J29:.L29])" office:value-type="float" office:value="53.6681123231617" calcext:value-type="float">
            <text:p>53.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3.9374987402935" calcext:value-type="float">
            <text:p>63.9</text:p>
          </table:table-cell>
          <table:table-cell office:value-type="float" office:value="81.4260472538393" calcext:value-type="float">
            <text:p>81.4</text:p>
          </table:table-cell>
          <table:table-cell office:value-type="float" office:value="181.906176887723" calcext:value-type="float">
            <text:p>181.9</text:p>
          </table:table-cell>
          <table:table-cell office:value-type="float" office:value="86.84252982969" calcext:value-type="float">
            <text:p>86.8</text:p>
          </table:table-cell>
          <table:table-cell office:value-type="float" office:value="239.570160775761" calcext:value-type="float">
            <text:p>239.6</text:p>
          </table:table-cell>
          <table:table-cell office:value-type="float" office:value="195.905285660887" calcext:value-type="float">
            <text:p>195.9</text:p>
          </table:table-cell>
          <table:table-cell office:value-type="float" office:value="151.103315322661" calcext:value-type="float">
            <text:p>151.1</text:p>
          </table:table-cell>
          <table:table-cell office:value-type="float" office:value="173.238489433774" calcext:value-type="float">
            <text:p>173.2</text:p>
          </table:table-cell>
          <table:table-cell office:value-type="float" office:value="189.09724637961" calcext:value-type="float">
            <text:p>189.1</text:p>
          </table:table-cell>
          <table:table-cell office:value-type="float" office:value="288.871022462971" calcext:value-type="float">
            <text:p>288.9</text:p>
          </table:table-cell>
          <table:table-cell office:value-type="float" office:value="124.79511020259" calcext:value-type="float">
            <text:p>124.8</text:p>
          </table:table-cell>
          <table:table-cell office:value-type="float" office:value="100.764211832061" calcext:value-type="float">
            <text:p>100.8</text:p>
          </table:table-cell>
          <table:table-cell office:value-type="float" office:value="156.454757898488" calcext:value-type="float">
            <text:p>156.5</text:p>
          </table:table-cell>
          <table:table-cell table:formula="of:=([.M30]+[.B31]+[.C31])/3" office:value-type="float" office:value="87.7885652021558" calcext:value-type="float">
            <text:p>87.8</text:p>
          </table:table-cell>
          <table:table-cell table:formula="of:=AVERAGE([.D30:.F30])" office:value-type="float" office:value="169.439622497725" calcext:value-type="float">
            <text:p>169.4</text:p>
          </table:table-cell>
          <table:table-cell table:formula="of:=AVERAGE([.G30:.I30])" office:value-type="float" office:value="173.415696805774" calcext:value-type="float">
            <text:p>173.4</text:p>
          </table:table-cell>
          <table:table-cell table:formula="of:=AVERAGE([.J30:.L30])" office:value-type="float" office:value="200.92112634839" calcext:value-type="float">
            <text:p>200.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0.2800097273096" calcext:value-type="float">
            <text:p>70.3</text:p>
          </table:table-cell>
          <table:table-cell office:value-type="float" office:value="92.3214740470964" calcext:value-type="float">
            <text:p>92.3</text:p>
          </table:table-cell>
          <table:table-cell office:value-type="float" office:value="88.8671628822936" calcext:value-type="float">
            <text:p>88.9</text:p>
          </table:table-cell>
          <table:table-cell office:value-type="float" office:value="156.566708113047" calcext:value-type="float">
            <text:p>156.6</text:p>
          </table:table-cell>
          <table:table-cell office:value-type="float" office:value="82.4760673528355" calcext:value-type="float">
            <text:p>82.5</text:p>
          </table:table-cell>
          <table:table-cell office:value-type="float" office:value="73.7909237680967" calcext:value-type="float">
            <text:p>73.8</text:p>
          </table:table-cell>
          <table:table-cell office:value-type="float" office:value="37.1375104963387" calcext:value-type="float">
            <text:p>37.1</text:p>
          </table:table-cell>
          <table:table-cell office:value-type="float" office:value="23.8794786185871" calcext:value-type="float">
            <text:p>23.9</text:p>
          </table:table-cell>
          <table:table-cell office:value-type="float" office:value="25.5672084335733" calcext:value-type="float">
            <text:p>25.6</text:p>
          </table:table-cell>
          <table:table-cell office:value-type="float" office:value="30.0928185618516" calcext:value-type="float">
            <text:p>30.1</text:p>
          </table:table-cell>
          <table:table-cell office:value-type="float" office:value="85.80906649816" calcext:value-type="float">
            <text:p>85.8</text:p>
          </table:table-cell>
          <table:table-cell office:value-type="float" office:value="190.094157352316" calcext:value-type="float">
            <text:p>190.1</text:p>
          </table:table-cell>
          <table:table-cell office:value-type="float" office:value="79.7402154876254" calcext:value-type="float">
            <text:p>79.7</text:p>
          </table:table-cell>
          <table:table-cell table:formula="of:=([.M31]+[.B32]+[.C32])/3" office:value-type="float" office:value="151.148918078331" calcext:value-type="float">
            <text:p>151.1</text:p>
          </table:table-cell>
          <table:table-cell table:formula="of:=AVERAGE([.D31:.F31])" office:value-type="float" office:value="109.303312782725" calcext:value-type="float">
            <text:p>109.3</text:p>
          </table:table-cell>
          <table:table-cell table:formula="of:=AVERAGE([.G31:.I31])" office:value-type="float" office:value="44.9359709610075" calcext:value-type="float">
            <text:p>44.9</text:p>
          </table:table-cell>
          <table:table-cell table:formula="of:=AVERAGE([.J31:.L31])" office:value-type="float" office:value="47.1563644978616" calcext:value-type="float">
            <text:p>47.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60.596337885752" calcext:value-type="float">
            <text:p>160.6</text:p>
          </table:table-cell>
          <table:table-cell office:value-type="float" office:value="102.756258996926" calcext:value-type="float">
            <text:p>102.8</text:p>
          </table:table-cell>
          <table:table-cell office:value-type="float" office:value="149.778228908244" calcext:value-type="float">
            <text:p>149.8</text:p>
          </table:table-cell>
          <table:table-cell office:value-type="float" office:value="294.221602959261" calcext:value-type="float">
            <text:p>294.2</text:p>
          </table:table-cell>
          <table:table-cell office:value-type="float" office:value="407.432882870571" calcext:value-type="float">
            <text:p>407.4</text:p>
          </table:table-cell>
          <table:table-cell office:value-type="float" office:value="224.799238008536" calcext:value-type="float">
            <text:p>224.8</text:p>
          </table:table-cell>
          <table:table-cell office:value-type="float" office:value="318.753129413382" calcext:value-type="float">
            <text:p>318.8</text:p>
          </table:table-cell>
          <table:table-cell office:value-type="float" office:value="203.338736223246" calcext:value-type="float">
            <text:p>203.3</text:p>
          </table:table-cell>
          <table:table-cell office:value-type="float" office:value="68.7668458454674" calcext:value-type="float">
            <text:p>68.8</text:p>
          </table:table-cell>
          <table:table-cell office:value-type="float" office:value="166.53634710025" calcext:value-type="float">
            <text:p>166.5</text:p>
          </table:table-cell>
          <table:table-cell office:value-type="float" office:value="418.591102267791" calcext:value-type="float">
            <text:p>418.6</text:p>
          </table:table-cell>
          <table:table-cell office:value-type="float" office:value="177.031622124438" calcext:value-type="float">
            <text:p>177.0</text:p>
          </table:table-cell>
          <table:table-cell office:value-type="float" office:value="231.239229902872" calcext:value-type="float">
            <text:p>231.2</text:p>
          </table:table-cell>
          <table:table-cell table:formula="of:=([.M32]+[.B33]+[.C33])/3" office:value-type="float" office:value="171.570609737388" calcext:value-type="float">
            <text:p>171.6</text:p>
          </table:table-cell>
          <table:table-cell table:formula="of:=AVERAGE([.D32:.F32])" office:value-type="float" office:value="283.810904912692" calcext:value-type="float">
            <text:p>283.8</text:p>
          </table:table-cell>
          <table:table-cell table:formula="of:=AVERAGE([.G32:.I32])" office:value-type="float" office:value="248.963701215055" calcext:value-type="float">
            <text:p>249.0</text:p>
          </table:table-cell>
          <table:table-cell table:formula="of:=AVERAGE([.J32:.L32])" office:value-type="float" office:value="217.964765071169" calcext:value-type="float">
            <text:p>218.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9.629014965662" calcext:value-type="float">
            <text:p>169.6</text:p>
          </table:table-cell>
          <table:table-cell office:value-type="float" office:value="168.051192122065" calcext:value-type="float">
            <text:p>168.1</text:p>
          </table:table-cell>
          <table:table-cell office:value-type="float" office:value="227.949375203743" calcext:value-type="float">
            <text:p>227.9</text:p>
          </table:table-cell>
          <table:table-cell office:value-type="float" office:value="248.810197002142" calcext:value-type="float">
            <text:p>248.8</text:p>
          </table:table-cell>
          <table:table-cell office:value-type="float" office:value="109.007598335555" calcext:value-type="float">
            <text:p>109.0</text:p>
          </table:table-cell>
          <table:table-cell office:value-type="float" office:value="171.988665923684" calcext:value-type="float">
            <text:p>172.0</text:p>
          </table:table-cell>
          <table:table-cell office:value-type="float" office:value="103.881752155553" calcext:value-type="float">
            <text:p>103.9</text:p>
          </table:table-cell>
          <table:table-cell office:value-type="float" office:value="52.0625749750339" calcext:value-type="float">
            <text:p>52.1</text:p>
          </table:table-cell>
          <table:table-cell office:value-type="float" office:value="47.9481548588346" calcext:value-type="float">
            <text:p>47.9</text:p>
          </table:table-cell>
          <table:table-cell office:value-type="float" office:value="109.242145910067" calcext:value-type="float">
            <text:p>109.2</text:p>
          </table:table-cell>
          <table:table-cell office:value-type="float" office:value="216.985202872867" calcext:value-type="float">
            <text:p>217.0</text:p>
          </table:table-cell>
          <table:table-cell office:value-type="float" office:value="124.661141400623" calcext:value-type="float">
            <text:p>124.7</text:p>
          </table:table-cell>
          <table:table-cell office:value-type="float" office:value="145.522821656479" calcext:value-type="float">
            <text:p>145.5</text:p>
          </table:table-cell>
          <table:table-cell table:formula="of:=([.M33]+[.B34]+[.C34])/3" office:value-type="float" office:value="90.0649766811322" calcext:value-type="float">
            <text:p>90.1</text:p>
          </table:table-cell>
          <table:table-cell table:formula="of:=AVERAGE([.D33:.F33])" office:value-type="float" office:value="195.255723513813" calcext:value-type="float">
            <text:p>195.3</text:p>
          </table:table-cell>
          <table:table-cell table:formula="of:=AVERAGE([.G33:.I33])" office:value-type="float" office:value="109.310997684757" calcext:value-type="float">
            <text:p>109.3</text:p>
          </table:table-cell>
          <table:table-cell table:formula="of:=AVERAGE([.J33:.L33])" office:value-type="float" office:value="124.725167880589" calcext:value-type="float">
            <text:p>124.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4.8913238480523" calcext:value-type="float">
            <text:p>74.9</text:p>
          </table:table-cell>
          <table:table-cell office:value-type="float" office:value="70.6424647947216" calcext:value-type="float">
            <text:p>70.6</text:p>
          </table:table-cell>
          <table:table-cell office:value-type="float" office:value="214.137977864137" calcext:value-type="float">
            <text:p>214.1</text:p>
          </table:table-cell>
          <table:table-cell office:value-type="float" office:value="376.847500942928" calcext:value-type="float">
            <text:p>376.8</text:p>
          </table:table-cell>
          <table:table-cell office:value-type="float" office:value="109.25479253763" calcext:value-type="float">
            <text:p>109.3</text:p>
          </table:table-cell>
          <table:table-cell office:value-type="float" office:value="65.302750678323" calcext:value-type="float">
            <text:p>65.3</text:p>
          </table:table-cell>
          <table:table-cell office:value-type="float" office:value="72.0759111107017" calcext:value-type="float">
            <text:p>72.1</text:p>
          </table:table-cell>
          <table:table-cell office:value-type="float" office:value="55.7881205105919" calcext:value-type="float">
            <text:p>55.8</text:p>
          </table:table-cell>
          <table:table-cell office:value-type="float" office:value="81.2260492706362" calcext:value-type="float">
            <text:p>81.2</text:p>
          </table:table-cell>
          <table:table-cell office:value-type="float" office:value="91.9306279862349" calcext:value-type="float">
            <text:p>91.9</text:p>
          </table:table-cell>
          <table:table-cell office:value-type="float" office:value="124.974583083976" calcext:value-type="float">
            <text:p>125.0</text:p>
          </table:table-cell>
          <table:table-cell office:value-type="float" office:value="333.914159058434" calcext:value-type="float">
            <text:p>333.9</text:p>
          </table:table-cell>
          <table:table-cell office:value-type="float" office:value="139.887195680392" calcext:value-type="float">
            <text:p>139.9</text:p>
          </table:table-cell>
          <table:table-cell table:formula="of:=([.M34]+[.B35]+[.C35])/3" office:value-type="float" office:value="265.296627230903" calcext:value-type="float">
            <text:p>265.3</text:p>
          </table:table-cell>
          <table:table-cell table:formula="of:=AVERAGE([.D34:.F34])" office:value-type="float" office:value="233.413423781565" calcext:value-type="float">
            <text:p>233.4</text:p>
          </table:table-cell>
          <table:table-cell table:formula="of:=AVERAGE([.G34:.I34])" office:value-type="float" office:value="64.3889274332055" calcext:value-type="float">
            <text:p>64.4</text:p>
          </table:table-cell>
          <table:table-cell table:formula="of:=AVERAGE([.J34:.L34])" office:value-type="float" office:value="99.3770867802822" calcext:value-type="float">
            <text:p>99.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59.62843444553" calcext:value-type="float">
            <text:p>259.6</text:p>
          </table:table-cell>
          <table:table-cell office:value-type="float" office:value="202.347288188745" calcext:value-type="float">
            <text:p>202.3</text:p>
          </table:table-cell>
          <table:table-cell office:value-type="float" office:value="181.948370195676" calcext:value-type="float">
            <text:p>181.9</text:p>
          </table:table-cell>
          <table:table-cell office:value-type="float" office:value="214.660316940626" calcext:value-type="float">
            <text:p>214.7</text:p>
          </table:table-cell>
          <table:table-cell office:value-type="float" office:value="110.294017142273" calcext:value-type="float">
            <text:p>110.3</text:p>
          </table:table-cell>
          <table:table-cell office:value-type="float" office:value="92.0479045397522" calcext:value-type="float">
            <text:p>92.0</text:p>
          </table:table-cell>
          <table:table-cell office:value-type="float" office:value="62.0851907587232" calcext:value-type="float">
            <text:p>62.1</text:p>
          </table:table-cell>
          <table:table-cell office:value-type="float" office:value="52.5197804417306" calcext:value-type="float">
            <text:p>52.5</text:p>
          </table:table-cell>
          <table:table-cell office:value-type="float" office:value="56.9890229709869" calcext:value-type="float">
            <text:p>57.0</text:p>
          </table:table-cell>
          <table:table-cell office:value-type="float" office:value="62.404542873525" calcext:value-type="float">
            <text:p>62.4</text:p>
          </table:table-cell>
          <table:table-cell office:value-type="float" office:value="79.1602612162311" calcext:value-type="float">
            <text:p>79.2</text:p>
          </table:table-cell>
          <table:table-cell office:value-type="float" office:value="50.2506663447641" calcext:value-type="float">
            <text:p>50.3</text:p>
          </table:table-cell>
          <table:table-cell office:value-type="float" office:value="117.728705963662" calcext:value-type="float">
            <text:p>117.7</text:p>
          </table:table-cell>
          <table:table-cell table:formula="of:=([.M35]+[.B36]+[.C36])/3" office:value-type="float" office:value="266.750222114921" calcext:value-type="float">
            <text:p>266.8</text:p>
          </table:table-cell>
          <table:table-cell table:formula="of:=AVERAGE([.D35:.F35])" office:value-type="float" office:value="168.967568092858" calcext:value-type="float">
            <text:p>169.0</text:p>
          </table:table-cell>
          <table:table-cell table:formula="of:=AVERAGE([.G35:.I35])" office:value-type="float" office:value="68.884291913402" calcext:value-type="float">
            <text:p>68.9</text:p>
          </table:table-cell>
          <table:table-cell table:formula="of:=AVERAGE([.J35:.L35])" office:value-type="float" office:value="66.1846090202476" calcext:value-type="float">
            <text:p>66.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66" calcext:value-type="float">
            <text:p>366.0</text:p>
          </table:table-cell>
          <table:table-cell office:value-type="float" office:value="384" calcext:value-type="float">
            <text:p>384.0</text:p>
          </table:table-cell>
          <table:table-cell office:value-type="float" office:value="340" calcext:value-type="float">
            <text:p>340.0</text:p>
          </table:table-cell>
          <table:table-cell office:value-type="float" office:value="506" calcext:value-type="float">
            <text:p>506.0</text:p>
          </table:table-cell>
          <table:table-cell office:value-type="float" office:value="252" calcext:value-type="float">
            <text:p>252.0</text:p>
          </table:table-cell>
          <table:table-cell office:value-type="float" office:value="319" calcext:value-type="float">
            <text:p>319.0</text:p>
          </table:table-cell>
          <table:table-cell office:value-type="float" office:value="205" calcext:value-type="float">
            <text:p>205.0</text:p>
          </table:table-cell>
          <table:table-cell office:value-type="float" office:value="243" calcext:value-type="float">
            <text:p>243.0</text:p>
          </table:table-cell>
          <table:table-cell office:value-type="float" office:value="304" calcext:value-type="float">
            <text:p>304.0</text:p>
          </table:table-cell>
          <table:table-cell office:value-type="float" office:value="169" calcext:value-type="float">
            <text:p>169.0</text:p>
          </table:table-cell>
          <table:table-cell office:value-type="float" office:value="288" calcext:value-type="float">
            <text:p>288.0</text:p>
          </table:table-cell>
          <table:table-cell office:value-type="float" office:value="414" calcext:value-type="float">
            <text:p>414.0</text:p>
          </table:table-cell>
          <table:table-cell office:value-type="float" office:value="315.833333333333" calcext:value-type="float">
            <text:p>315.8</text:p>
          </table:table-cell>
          <table:table-cell table:formula="of:=([.M36]+[.B37]+[.C37])/3" office:value-type="float" office:value="375" calcext:value-type="float">
            <text:p>375.0</text:p>
          </table:table-cell>
          <table:table-cell table:formula="of:=AVERAGE([.D36:.F36])" office:value-type="float" office:value="366" calcext:value-type="float">
            <text:p>366.0</text:p>
          </table:table-cell>
          <table:table-cell table:formula="of:=AVERAGE([.G36:.I36])" office:value-type="float" office:value="255.666666666667" calcext:value-type="float">
            <text:p>255.7</text:p>
          </table:table-cell>
          <table:table-cell table:formula="of:=AVERAGE([.J36:.L36])" office:value-type="float" office:value="253.666666666667" calcext:value-type="float">
            <text:p>253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35" calcext:value-type="float">
            <text:p>435.0</text:p>
          </table:table-cell>
          <table:table-cell office:value-type="float" office:value="276" calcext:value-type="float">
            <text:p>276.0</text:p>
          </table:table-cell>
          <table:table-cell office:value-type="float" office:value="213" calcext:value-type="float">
            <text:p>213.0</text:p>
          </table:table-cell>
          <table:table-cell office:value-type="float" office:value="371" calcext:value-type="float">
            <text:p>371.0</text:p>
          </table:table-cell>
          <table:table-cell office:value-type="float" office:value="183" calcext:value-type="float">
            <text:p>183.0</text:p>
          </table:table-cell>
          <table:table-cell office:value-type="float" office:value="88" calcext:value-type="float">
            <text:p>88.0</text:p>
          </table:table-cell>
          <table:table-cell office:value-type="float" office:value="41.3" calcext:value-type="float">
            <text:p>41.3</text:p>
          </table:table-cell>
          <table:table-cell office:value-type="float" office:value="37.3" calcext:value-type="float">
            <text:p>37.3</text:p>
          </table:table-cell>
          <table:table-cell office:value-type="float" office:value="215" calcext:value-type="float">
            <text:p>215.0</text:p>
          </table:table-cell>
          <table:table-cell office:value-type="float" office:value="193" calcext:value-type="float">
            <text:p>193.0</text:p>
          </table:table-cell>
          <table:table-cell office:value-type="float" office:value="243" calcext:value-type="float">
            <text:p>243.0</text:p>
          </table:table-cell>
          <table:table-cell office:value-type="float" office:value="335" calcext:value-type="float">
            <text:p>335.0</text:p>
          </table:table-cell>
          <table:table-cell office:value-type="float" office:value="219.216666666667" calcext:value-type="float">
            <text:p>219.2</text:p>
          </table:table-cell>
          <table:table-cell table:formula="of:=([.M37]+[.B38]+[.C38])/3" office:value-type="float" office:value="283" calcext:value-type="float">
            <text:p>283.0</text:p>
          </table:table-cell>
          <table:table-cell table:formula="of:=AVERAGE([.D37:.F37])" office:value-type="float" office:value="255.666666666667" calcext:value-type="float">
            <text:p>255.7</text:p>
          </table:table-cell>
          <table:table-cell table:formula="of:=AVERAGE([.G37:.I37])" office:value-type="float" office:value="55.5333333333333" calcext:value-type="float">
            <text:p>55.5</text:p>
          </table:table-cell>
          <table:table-cell table:formula="of:=AVERAGE([.J37:.L37])" office:value-type="float" office:value="217" calcext:value-type="float">
            <text:p>217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07" calcext:value-type="float">
            <text:p>307.0</text:p>
          </table:table-cell>
          <table:table-cell office:value-type="float" office:value="207" calcext:value-type="float">
            <text:p>207.0</text:p>
          </table:table-cell>
          <table:table-cell office:value-type="float" office:value="163" calcext:value-type="float">
            <text:p>163.0</text:p>
          </table:table-cell>
          <table:table-cell office:value-type="float" office:value="269" calcext:value-type="float">
            <text:p>269.0</text:p>
          </table:table-cell>
          <table:table-cell office:value-type="float" office:value="211" calcext:value-type="float">
            <text:p>211.0</text:p>
          </table:table-cell>
          <table:table-cell office:value-type="float" office:value="97.8" calcext:value-type="float">
            <text:p>97.8</text:p>
          </table:table-cell>
          <table:table-cell office:value-type="float" office:value="101" calcext:value-type="float">
            <text:p>101.0</text:p>
          </table:table-cell>
          <table:table-cell office:value-type="float" office:value="97.8" calcext:value-type="float">
            <text:p>97.8</text:p>
          </table:table-cell>
          <table:table-cell office:value-type="float" office:value="42.3" calcext:value-type="float">
            <text:p>42.3</text:p>
          </table:table-cell>
          <table:table-cell office:value-type="float" office:value="114" calcext:value-type="float">
            <text:p>114.0</text:p>
          </table:table-cell>
          <table:table-cell office:value-type="float" office:value="174" calcext:value-type="float">
            <text:p>174.0</text:p>
          </table:table-cell>
          <table:table-cell office:value-type="float" office:value="225" calcext:value-type="float">
            <text:p>225.0</text:p>
          </table:table-cell>
          <table:table-cell office:value-type="float" office:value="167.408333333333" calcext:value-type="float">
            <text:p>167.4</text:p>
          </table:table-cell>
          <table:table-cell table:formula="of:=([.M38]+[.B39]+[.C39])/3" office:value-type="float" office:value="209" calcext:value-type="float">
            <text:p>209.0</text:p>
          </table:table-cell>
          <table:table-cell table:formula="of:=AVERAGE([.D38:.F38])" office:value-type="float" office:value="214.333333333333" calcext:value-type="float">
            <text:p>214.3</text:p>
          </table:table-cell>
          <table:table-cell table:formula="of:=AVERAGE([.G38:.I38])" office:value-type="float" office:value="98.8666666666667" calcext:value-type="float">
            <text:p>98.9</text:p>
          </table:table-cell>
          <table:table-cell table:formula="of:=AVERAGE([.J38:.L38])"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23" calcext:value-type="float">
            <text:p>223.0</text:p>
          </table:table-cell>
          <table:table-cell office:value-type="float" office:value="179" calcext:value-type="float">
            <text:p>179.0</text:p>
          </table:table-cell>
          <table:table-cell office:value-type="float" office:value="125" calcext:value-type="float">
            <text:p>125.0</text:p>
          </table:table-cell>
          <table:table-cell office:value-type="float" office:value="172" calcext:value-type="float">
            <text:p>172.0</text:p>
          </table:table-cell>
          <table:table-cell office:value-type="float" office:value="122" calcext:value-type="float">
            <text:p>122.0</text:p>
          </table:table-cell>
          <table:table-cell office:value-type="float" office:value="114" calcext:value-type="float">
            <text:p>114.0</text:p>
          </table:table-cell>
          <table:table-cell office:value-type="float" office:value="55.3" calcext:value-type="float">
            <text:p>55.3</text:p>
          </table:table-cell>
          <table:table-cell office:value-type="float" office:value="35.4" calcext:value-type="float">
            <text:p>35.4</text:p>
          </table:table-cell>
          <table:table-cell office:value-type="float" office:value="105" calcext:value-type="float">
            <text:p>105.0</text:p>
          </table:table-cell>
          <table:table-cell office:value-type="float" office:value="193" calcext:value-type="float">
            <text:p>193.0</text:p>
          </table:table-cell>
          <table:table-cell office:value-type="float" office:value="243" calcext:value-type="float">
            <text:p>243.0</text:p>
          </table:table-cell>
          <table:table-cell office:value-type="float" office:value="219" calcext:value-type="float">
            <text:p>219.0</text:p>
          </table:table-cell>
          <table:table-cell office:value-type="float" office:value="148.808333333333" calcext:value-type="float">
            <text:p>148.8</text:p>
          </table:table-cell>
          <table:table-cell table:formula="of:=([.M39]+[.B40]+[.C40])/3" office:value-type="float" office:value="222.969662058372" calcext:value-type="float">
            <text:p>223.0</text:p>
          </table:table-cell>
          <table:table-cell table:formula="of:=AVERAGE([.D39:.F39])" office:value-type="float" office:value="139.666666666667" calcext:value-type="float">
            <text:p>139.7</text:p>
          </table:table-cell>
          <table:table-cell table:formula="of:=AVERAGE([.G39:.I39])" office:value-type="float" office:value="68.2333333333333" calcext:value-type="float">
            <text:p>68.2</text:p>
          </table:table-cell>
          <table:table-cell table:formula="of:=AVERAGE([.J39:.L39])" office:value-type="float" office:value="180.333333333333" calcext:value-type="float">
            <text:p>180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1.516129032258" calcext:value-type="float">
            <text:p>191.5</text:p>
          </table:table-cell>
          <table:table-cell office:value-type="float" office:value="258.392857142857" calcext:value-type="float">
            <text:p>258.4</text:p>
          </table:table-cell>
          <table:table-cell office:value-type="float" office:value="368.41935483871" calcext:value-type="float">
            <text:p>368.4</text:p>
          </table:table-cell>
          <table:table-cell office:value-type="float" office:value="320" calcext:value-type="float">
            <text:p>320.0</text:p>
          </table:table-cell>
          <table:table-cell office:value-type="float" office:value="183.774193548387" calcext:value-type="float">
            <text:p>183.8</text:p>
          </table:table-cell>
          <table:table-cell office:value-type="float" office:value="123.973333333333" calcext:value-type="float">
            <text:p>124.0</text:p>
          </table:table-cell>
          <table:table-cell office:value-type="float" office:value="126.896774193548" calcext:value-type="float">
            <text:p>126.9</text:p>
          </table:table-cell>
          <table:table-cell office:value-type="float" office:value="64.2677419354839" calcext:value-type="float">
            <text:p>64.3</text:p>
          </table:table-cell>
          <table:table-cell office:value-type="float" office:value="79.7733333333333" calcext:value-type="float">
            <text:p>79.8</text:p>
          </table:table-cell>
          <table:table-cell office:value-type="float" office:value="55.5612903225807" calcext:value-type="float">
            <text:p>55.6</text:p>
          </table:table-cell>
          <table:table-cell office:value-type="float" office:value="237.456666666667" calcext:value-type="float">
            <text:p>237.5</text:p>
          </table:table-cell>
          <table:table-cell office:value-type="float" office:value="467.354838709677" calcext:value-type="float">
            <text:p>467.4</text:p>
          </table:table-cell>
          <table:table-cell office:value-type="float" office:value="206.44887608807" calcext:value-type="float">
            <text:p>206.4</text:p>
          </table:table-cell>
          <table:table-cell table:formula="of:=([.M40]+[.B41]+[.C41])/3" office:value-type="float" office:value="315.451612903226" calcext:value-type="float">
            <text:p>315.5</text:p>
          </table:table-cell>
          <table:table-cell table:formula="of:=AVERAGE([.D40:.F40])" office:value-type="float" office:value="290.731182795699" calcext:value-type="float">
            <text:p>290.7</text:p>
          </table:table-cell>
          <table:table-cell table:formula="of:=AVERAGE([.G40:.I40])" office:value-type="float" office:value="105.045949820789" calcext:value-type="float">
            <text:p>105.0</text:p>
          </table:table-cell>
          <table:table-cell table:formula="of:=AVERAGE([.J40:.L40])" office:value-type="float" office:value="124.26376344086" calcext:value-type="float">
            <text:p>124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2" calcext:value-type="float">
            <text:p>172.0</text:p>
          </table:table-cell>
          <table:table-cell office:value-type="float" office:value="307" calcext:value-type="float">
            <text:p>307.0</text:p>
          </table:table-cell>
          <table:table-cell office:value-type="float" office:value="319" calcext:value-type="float">
            <text:p>319.0</text:p>
          </table:table-cell>
          <table:table-cell office:value-type="float" office:value="288" calcext:value-type="float">
            <text:p>288.0</text:p>
          </table:table-cell>
          <table:table-cell office:value-type="float" office:value="120" calcext:value-type="float">
            <text:p>120.0</text:p>
          </table:table-cell>
          <table:table-cell office:value-type="float" office:value="58.7" calcext:value-type="float">
            <text:p>58.7</text:p>
          </table:table-cell>
          <table:table-cell office:value-type="float" office:value="37.4" calcext:value-type="float">
            <text:p>37.4</text:p>
          </table:table-cell>
          <table:table-cell office:value-type="float" office:value="27" calcext:value-type="float">
            <text:p>27.0</text:p>
          </table:table-cell>
          <table:table-cell office:value-type="float" office:value="30" calcext:value-type="float">
            <text:p>30.0</text:p>
          </table:table-cell>
          <table:table-cell office:value-type="float" office:value="37.4" calcext:value-type="float">
            <text:p>37.4</text:p>
          </table:table-cell>
          <table:table-cell office:value-type="float" office:value="68.3" calcext:value-type="float">
            <text:p>68.3</text:p>
          </table:table-cell>
          <table:table-cell office:value-type="float" office:value="97.8" calcext:value-type="float">
            <text:p>97.8</text:p>
          </table:table-cell>
          <table:table-cell office:value-type="float" office:value="130.216666666667" calcext:value-type="float">
            <text:p>130.2</text:p>
          </table:table-cell>
          <table:table-cell table:formula="of:=([.M41]+[.B42]+[.C42])/3" office:value-type="float" office:value="158.266666666667" calcext:value-type="float">
            <text:p>158.3</text:p>
          </table:table-cell>
          <table:table-cell table:formula="of:=AVERAGE([.D41:.F41])" office:value-type="float" office:value="242.333333333333" calcext:value-type="float">
            <text:p>242.3</text:p>
          </table:table-cell>
          <table:table-cell table:formula="of:=AVERAGE([.G41:.I41])" office:value-type="float" office:value="41.0333333333333" calcext:value-type="float">
            <text:p>41.0</text:p>
          </table:table-cell>
          <table:table-cell table:formula="of:=AVERAGE([.J41:.L41])" office:value-type="float" office:value="45.2333333333333" calcext:value-type="float">
            <text:p>45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9" calcext:value-type="float">
            <text:p>199.0</text:p>
          </table:table-cell>
          <table:table-cell office:value-type="float" office:value="178" calcext:value-type="float">
            <text:p>178.0</text:p>
          </table:table-cell>
          <table:table-cell office:value-type="float" office:value="256" calcext:value-type="float">
            <text:p>256.0</text:p>
          </table:table-cell>
          <table:table-cell office:value-type="float" office:value="327" calcext:value-type="float">
            <text:p>327.0</text:p>
          </table:table-cell>
          <table:table-cell office:value-type="float" office:value="178" calcext:value-type="float">
            <text:p>178.0</text:p>
          </table:table-cell>
          <table:table-cell office:value-type="float" office:value="376" calcext:value-type="float">
            <text:p>376.0</text:p>
          </table:table-cell>
          <table:table-cell office:value-type="float" office:value="149" calcext:value-type="float">
            <text:p>149.0</text:p>
          </table:table-cell>
          <table:table-cell office:value-type="float" office:value="56.4" calcext:value-type="float">
            <text:p>56.4</text:p>
          </table:table-cell>
          <table:table-cell office:value-type="float" office:value="340" calcext:value-type="float">
            <text:p>340.0</text:p>
          </table:table-cell>
          <table:table-cell office:value-type="float" office:value="94.6" calcext:value-type="float">
            <text:p>94.6</text:p>
          </table:table-cell>
          <table:table-cell office:value-type="float" office:value="178" calcext:value-type="float">
            <text:p>178.0</text:p>
          </table:table-cell>
          <table:table-cell office:value-type="float" office:value="147" calcext:value-type="float">
            <text:p>147.0</text:p>
          </table:table-cell>
          <table:table-cell office:value-type="float" office:value="206.583333333333" calcext:value-type="float">
            <text:p>206.6</text:p>
          </table:table-cell>
          <table:table-cell table:formula="of:=([.M42]+[.B43]+[.C43])/3" office:value-type="float" office:value="185" calcext:value-type="float">
            <text:p>185.0</text:p>
          </table:table-cell>
          <table:table-cell table:formula="of:=AVERAGE([.D42:.F42])" office:value-type="float" office:value="253.666666666667" calcext:value-type="float">
            <text:p>253.7</text:p>
          </table:table-cell>
          <table:table-cell table:formula="of:=AVERAGE([.G42:.I42])" office:value-type="float" office:value="193.8" calcext:value-type="float">
            <text:p>193.8</text:p>
          </table:table-cell>
          <table:table-cell table:formula="of:=AVERAGE([.J42:.L42])" office:value-type="float" office:value="204.2" calcext:value-type="float">
            <text:p>204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4" calcext:value-type="float">
            <text:p>154.0</text:p>
          </table:table-cell>
          <table:table-cell office:value-type="float" office:value="254" calcext:value-type="float">
            <text:p>254.0</text:p>
          </table:table-cell>
          <table:table-cell office:value-type="float" office:value="161" calcext:value-type="float">
            <text:p>161.0</text:p>
          </table:table-cell>
          <table:table-cell office:value-type="float" office:value="332" calcext:value-type="float">
            <text:p>332.0</text:p>
          </table:table-cell>
          <table:table-cell office:value-type="float" office:value="205" calcext:value-type="float">
            <text:p>205.0</text:p>
          </table:table-cell>
          <table:table-cell office:value-type="float" office:value="116" calcext:value-type="float">
            <text:p>116.0</text:p>
          </table:table-cell>
          <table:table-cell office:value-type="float" office:value="58.7" calcext:value-type="float">
            <text:p>58.7</text:p>
          </table:table-cell>
          <table:table-cell office:value-type="float" office:value="82.6" calcext:value-type="float">
            <text:p>82.6</text:p>
          </table:table-cell>
          <table:table-cell office:value-type="float" office:value="90.8" calcext:value-type="float">
            <text:p>90.8</text:p>
          </table:table-cell>
          <table:table-cell office:value-type="float" office:value="265" calcext:value-type="float">
            <text:p>265.0</text:p>
          </table:table-cell>
          <table:table-cell office:value-type="float" office:value="161" calcext:value-type="float">
            <text:p>161.0</text:p>
          </table:table-cell>
          <table:table-cell office:value-type="float" office:value="156" calcext:value-type="float">
            <text:p>156.0</text:p>
          </table:table-cell>
          <table:table-cell office:value-type="float" office:value="169.675" calcext:value-type="float">
            <text:p>169.7</text:p>
          </table:table-cell>
          <table:table-cell table:formula="of:=([.M43]+[.B44]+[.C44])/3" office:value-type="float" office:value="176.333333333333" calcext:value-type="float">
            <text:p>176.3</text:p>
          </table:table-cell>
          <table:table-cell table:formula="of:=AVERAGE([.D43:.F43])" office:value-type="float" office:value="232.666666666667" calcext:value-type="float">
            <text:p>232.7</text:p>
          </table:table-cell>
          <table:table-cell table:formula="of:=AVERAGE([.G43:.I43])" office:value-type="float" office:value="85.7666666666667" calcext:value-type="float">
            <text:p>85.8</text:p>
          </table:table-cell>
          <table:table-cell table:formula="of:=AVERAGE([.J43:.L43])" office:value-type="float" office:value="172.266666666667" calcext:value-type="float">
            <text:p>172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9" calcext:value-type="float">
            <text:p>219.0</text:p>
          </table:table-cell>
          <table:table-cell office:value-type="float" office:value="154" calcext:value-type="float">
            <text:p>154.0</text:p>
          </table:table-cell>
          <table:table-cell office:value-type="float" office:value="160" calcext:value-type="float">
            <text:p>160.0</text:p>
          </table:table-cell>
          <table:table-cell office:value-type="float" office:value="152" calcext:value-type="float">
            <text:p>152.0</text:p>
          </table:table-cell>
          <table:table-cell office:value-type="float" office:value="102" calcext:value-type="float">
            <text:p>102.0</text:p>
          </table:table-cell>
          <table:table-cell office:value-type="float" office:value="72" calcext:value-type="float">
            <text:p>72.0</text:p>
          </table:table-cell>
          <table:table-cell office:value-type="float" office:value="58.7" calcext:value-type="float">
            <text:p>58.7</text:p>
          </table:table-cell>
          <table:table-cell office:value-type="float" office:value="25.8" calcext:value-type="float">
            <text:p>25.8</text:p>
          </table:table-cell>
          <table:table-cell office:value-type="float" office:value="26.4" calcext:value-type="float">
            <text:p>26.4</text:p>
          </table:table-cell>
          <table:table-cell office:value-type="float" office:value="104" calcext:value-type="float">
            <text:p>104.0</text:p>
          </table:table-cell>
          <table:table-cell office:value-type="float" office:value="124" calcext:value-type="float">
            <text:p>124.0</text:p>
          </table:table-cell>
          <table:table-cell office:value-type="float" office:value="79.9" calcext:value-type="float">
            <text:p>79.9</text:p>
          </table:table-cell>
          <table:table-cell office:value-type="float" office:value="106.483333333333" calcext:value-type="float">
            <text:p>106.5</text:p>
          </table:table-cell>
          <table:table-cell table:formula="of:=([.M44]+[.B45]+[.C45])/3" office:value-type="float" office:value="172.3" calcext:value-type="float">
            <text:p>172.3</text:p>
          </table:table-cell>
          <table:table-cell table:formula="of:=AVERAGE([.D44:.F44])" office:value-type="float" office:value="138" calcext:value-type="float">
            <text:p>138.0</text:p>
          </table:table-cell>
          <table:table-cell table:formula="of:=AVERAGE([.G44:.I44])" office:value-type="float" office:value="52.1666666666667" calcext:value-type="float">
            <text:p>52.2</text:p>
          </table:table-cell>
          <table:table-cell table:formula="of:=AVERAGE([.J44:.L44])"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3" calcext:value-type="float">
            <text:p>183.0</text:p>
          </table:table-cell>
          <table:table-cell office:value-type="float" office:value="254" calcext:value-type="float">
            <text:p>254.0</text:p>
          </table:table-cell>
          <table:table-cell office:value-type="float" office:value="340" calcext:value-type="float">
            <text:p>340.0</text:p>
          </table:table-cell>
          <table:table-cell office:value-type="float" office:value="435" calcext:value-type="float">
            <text:p>435.0</text:p>
          </table:table-cell>
          <table:table-cell office:value-type="float" office:value="215" calcext:value-type="float">
            <text:p>215.0</text:p>
          </table:table-cell>
          <table:table-cell office:value-type="float" office:value="172" calcext:value-type="float">
            <text:p>172.0</text:p>
          </table:table-cell>
          <table:table-cell office:value-type="float" office:value="116" calcext:value-type="float">
            <text:p>116.0</text:p>
          </table:table-cell>
          <table:table-cell office:value-type="float" office:value="82.6" calcext:value-type="float">
            <text:p>82.6</text:p>
          </table:table-cell>
          <table:table-cell office:value-type="float" office:value="42.3" calcext:value-type="float">
            <text:p>42.3</text:p>
          </table:table-cell>
          <table:table-cell office:value-type="float" office:value="63.5" calcext:value-type="float">
            <text:p>63.5</text:p>
          </table:table-cell>
          <table:table-cell office:value-type="float" office:value="149" calcext:value-type="float">
            <text:p>149.0</text:p>
          </table:table-cell>
          <table:table-cell office:value-type="float" office:value="223" calcext:value-type="float">
            <text:p>223.0</text:p>
          </table:table-cell>
          <table:table-cell office:value-type="float" office:value="189.616666666667" calcext:value-type="float">
            <text:p>189.6</text:p>
          </table:table-cell>
          <table:table-cell table:formula="of:=([.M45]+[.B46]+[.C46])/3" office:value-type="float" office:value="160.666666666667" calcext:value-type="float">
            <text:p>160.7</text:p>
          </table:table-cell>
          <table:table-cell table:formula="of:=AVERAGE([.D45:.F45])" office:value-type="float" office:value="330" calcext:value-type="float">
            <text:p>330.0</text:p>
          </table:table-cell>
          <table:table-cell table:formula="of:=AVERAGE([.G45:.I45])" office:value-type="float" office:value="123.533333333333" calcext:value-type="float">
            <text:p>123.5</text:p>
          </table:table-cell>
          <table:table-cell table:formula="of:=AVERAGE([.J45:.L45])" office:value-type="float" office:value="84.9333333333333" calcext:value-type="float">
            <text:p>84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9" calcext:value-type="float">
            <text:p>119.0</text:p>
          </table:table-cell>
          <table:table-cell office:value-type="float" office:value="140" calcext:value-type="float">
            <text:p>140.0</text:p>
          </table:table-cell>
          <table:table-cell office:value-type="float" office:value="458" calcext:value-type="float">
            <text:p>458.0</text:p>
          </table:table-cell>
          <table:table-cell office:value-type="float" office:value="371" calcext:value-type="float">
            <text:p>371.0</text:p>
          </table:table-cell>
          <table:table-cell office:value-type="float" office:value="254" calcext:value-type="float">
            <text:p>254.0</text:p>
          </table:table-cell>
          <table:table-cell office:value-type="float" office:value="197" calcext:value-type="float">
            <text:p>197.0</text:p>
          </table:table-cell>
          <table:table-cell office:value-type="float" office:value="243" calcext:value-type="float">
            <text:p>243.0</text:p>
          </table:table-cell>
          <table:table-cell office:value-type="float" office:value="172" calcext:value-type="float">
            <text:p>172.0</text:p>
          </table:table-cell>
          <table:table-cell office:value-type="float" office:value="91" calcext:value-type="float">
            <text:p>91.0</text:p>
          </table:table-cell>
          <table:table-cell office:value-type="float" office:value="88" calcext:value-type="float">
            <text:p>88.0</text:p>
          </table:table-cell>
          <table:table-cell office:value-type="float" office:value="72" calcext:value-type="float">
            <text:p>72.0</text:p>
          </table:table-cell>
          <table:table-cell office:value-type="float" office:value="274" calcext:value-type="float">
            <text:p>274.0</text:p>
          </table:table-cell>
          <table:table-cell office:value-type="float" office:value="206.583333333333" calcext:value-type="float">
            <text:p>206.6</text:p>
          </table:table-cell>
          <table:table-cell table:formula="of:=([.M46]+[.B47]+[.C47])/3" office:value-type="float" office:value="212.333333333333" calcext:value-type="float">
            <text:p>212.3</text:p>
          </table:table-cell>
          <table:table-cell table:formula="of:=AVERAGE([.D46:.F46])" office:value-type="float" office:value="361" calcext:value-type="float">
            <text:p>361.0</text:p>
          </table:table-cell>
          <table:table-cell table:formula="of:=AVERAGE([.G46:.I46])" office:value-type="float" office:value="204" calcext:value-type="float">
            <text:p>204.0</text:p>
          </table:table-cell>
          <table:table-cell table:formula="of:=AVERAGE([.J46:.L46])" office:value-type="float" office:value="83.6666666666667" calcext:value-type="float">
            <text:p>83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9" calcext:value-type="float">
            <text:p>209.0</text:p>
          </table:table-cell>
          <table:table-cell office:value-type="float" office:value="154" calcext:value-type="float">
            <text:p>154.0</text:p>
          </table:table-cell>
          <table:table-cell office:value-type="float" office:value="440" calcext:value-type="float">
            <text:p>440.0</text:p>
          </table:table-cell>
          <table:table-cell office:value-type="float" office:value="322" calcext:value-type="float">
            <text:p>322.0</text:p>
          </table:table-cell>
          <table:table-cell office:value-type="float" office:value="183" calcext:value-type="float">
            <text:p>183.0</text:p>
          </table:table-cell>
          <table:table-cell office:value-type="float" office:value="176" calcext:value-type="float">
            <text:p>176.0</text:p>
          </table:table-cell>
          <table:table-cell office:value-type="float" office:value="83.9" calcext:value-type="float">
            <text:p>83.9</text:p>
          </table:table-cell>
          <table:table-cell office:value-type="float" office:value="89.4" calcext:value-type="float">
            <text:p>89.4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67.1" calcext:value-type="float">
            <text:p>67.1</text:p>
          </table:table-cell>
          <table:table-cell office:value-type="float" office:value="55.3" calcext:value-type="float">
            <text:p>55.3</text:p>
          </table:table-cell>
          <table:table-cell office:value-type="float" office:value="160.883333333333" calcext:value-type="float">
            <text:p>160.9</text:p>
          </table:table-cell>
          <table:table-cell table:formula="of:=([.M47]+[.B48]+[.C48])/3" office:value-type="float" office:value="123.1" calcext:value-type="float">
            <text:p>123.1</text:p>
          </table:table-cell>
          <table:table-cell table:formula="of:=AVERAGE([.D47:.F47])" office:value-type="float" office:value="315" calcext:value-type="float">
            <text:p>315.0</text:p>
          </table:table-cell>
          <table:table-cell table:formula="of:=AVERAGE([.G47:.I47])" office:value-type="float" office:value="116.433333333333" calcext:value-type="float">
            <text:p>116.4</text:p>
          </table:table-cell>
          <table:table-cell table:formula="of:=AVERAGE([.J47:.L47])" office:value-type="float" office:value="72.6666666666667" calcext:value-type="float">
            <text:p>72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3" calcext:value-type="float">
            <text:p>163.0</text:p>
          </table:table-cell>
          <table:table-cell office:value-type="float" office:value="151" calcext:value-type="float">
            <text:p>151.0</text:p>
          </table:table-cell>
          <table:table-cell office:value-type="float" office:value="217" calcext:value-type="float">
            <text:p>217.0</text:p>
          </table:table-cell>
          <table:table-cell office:value-type="float" office:value="133" calcext:value-type="float">
            <text:p>133.0</text:p>
          </table:table-cell>
          <table:table-cell office:value-type="float" office:value="76" calcext:value-type="float">
            <text:p>76.0</text:p>
          </table:table-cell>
          <table:table-cell office:value-type="float" office:value="82.6" calcext:value-type="float">
            <text:p>82.6</text:p>
          </table:table-cell>
          <table:table-cell office:value-type="float" office:value="28.2" calcext:value-type="float">
            <text:p>28.2</text:p>
          </table:table-cell>
          <table:table-cell office:value-type="float" office:value="26.4" calcext:value-type="float">
            <text:p>26.4</text:p>
          </table:table-cell>
          <table:table-cell office:value-type="float" office:value="38.2" calcext:value-type="float">
            <text:p>38.2</text:p>
          </table:table-cell>
          <table:table-cell office:value-type="float" office:value="81.2" calcext:value-type="float">
            <text:p>81.2</text:p>
          </table:table-cell>
          <table:table-cell office:value-type="float" office:value="292" calcext:value-type="float">
            <text:p>292.0</text:p>
          </table:table-cell>
          <table:table-cell office:value-type="float" office:value="156" calcext:value-type="float">
            <text:p>156.0</text:p>
          </table:table-cell>
          <table:table-cell office:value-type="float" office:value="120.383333333333" calcext:value-type="float">
            <text:p>120.4</text:p>
          </table:table-cell>
          <table:table-cell table:formula="of:=([.M48]+[.B49]+[.C49])/3" office:value-type="float" office:value="139.355506117909" calcext:value-type="float">
            <text:p>139.4</text:p>
          </table:table-cell>
          <table:table-cell table:formula="of:=AVERAGE([.D48:.F48])" office:value-type="float" office:value="142" calcext:value-type="float">
            <text:p>142.0</text:p>
          </table:table-cell>
          <table:table-cell table:formula="of:=AVERAGE([.G48:.I48])" office:value-type="float" office:value="45.7333333333333" calcext:value-type="float">
            <text:p>45.7</text:p>
          </table:table-cell>
          <table:table-cell table:formula="of:=AVERAGE([.J48:.L48])" office:value-type="float" office:value="137.133333333333" calcext:value-type="float">
            <text:p>137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2.435483870968" calcext:value-type="float">
            <text:p>172.4</text:p>
          </table:table-cell>
          <table:table-cell office:value-type="float" office:value="89.6310344827587" calcext:value-type="float">
            <text:p>89.6</text:p>
          </table:table-cell>
          <table:table-cell office:value-type="float" office:value="270.190322580645" calcext:value-type="float">
            <text:p>270.2</text:p>
          </table:table-cell>
          <table:table-cell office:value-type="float" office:value="197.366666666667" calcext:value-type="float">
            <text:p>197.4</text:p>
          </table:table-cell>
          <table:table-cell office:value-type="float" office:value="105.306451612903" calcext:value-type="float">
            <text:p>105.3</text:p>
          </table:table-cell>
          <table:table-cell office:value-type="float" office:value="74.3233333333333" calcext:value-type="float">
            <text:p>74.3</text:p>
          </table:table-cell>
          <table:table-cell office:value-type="float" office:value="68.1096774193548" calcext:value-type="float">
            <text:p>68.1</text:p>
          </table:table-cell>
          <table:table-cell office:value-type="float" office:value="29.741935483871" calcext:value-type="float">
            <text:p>29.7</text:p>
          </table:table-cell>
          <table:table-cell office:value-type="float" office:value="41.9366666666667" calcext:value-type="float">
            <text:p>41.9</text:p>
          </table:table-cell>
          <table:table-cell office:value-type="float" office:value="49.4387096774194" calcext:value-type="float">
            <text:p>49.4</text:p>
          </table:table-cell>
          <table:table-cell office:value-type="float" office:value="53.9966666666667" calcext:value-type="float">
            <text:p>54.0</text:p>
          </table:table-cell>
          <table:table-cell office:value-type="float" office:value="271.735483870968" calcext:value-type="float">
            <text:p>271.7</text:p>
          </table:table-cell>
          <table:table-cell office:value-type="float" office:value="118.684369361018" calcext:value-type="float">
            <text:p>118.7</text:p>
          </table:table-cell>
          <table:table-cell table:formula="of:=([.M49]+[.B50]+[.C50])/3" office:value-type="float" office:value="205.242304147465" calcext:value-type="float">
            <text:p>205.2</text:p>
          </table:table-cell>
          <table:table-cell table:formula="of:=AVERAGE([.D49:.F49])" office:value-type="float" office:value="190.954480286738" calcext:value-type="float">
            <text:p>191.0</text:p>
          </table:table-cell>
          <table:table-cell table:formula="of:=AVERAGE([.G49:.I49])" office:value-type="float" office:value="57.3916487455197" calcext:value-type="float">
            <text:p>57.4</text:p>
          </table:table-cell>
          <table:table-cell table:formula="of:=AVERAGE([.J49:.L49])" office:value-type="float" office:value="48.4573476702509" calcext:value-type="float">
            <text:p>48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7.67" calcext:value-type="float">
            <text:p>167.7</text:p>
          </table:table-cell>
          <table:table-cell office:value-type="float" office:value="176.321428571429" calcext:value-type="float">
            <text:p>176.3</text:p>
          </table:table-cell>
          <table:table-cell office:value-type="float" office:value="323.516451612903" calcext:value-type="float">
            <text:p>323.5</text:p>
          </table:table-cell>
          <table:table-cell office:value-type="float" office:value="324.733333333333" calcext:value-type="float">
            <text:p>324.7</text:p>
          </table:table-cell>
          <table:table-cell office:value-type="float" office:value="82.3833333333334" calcext:value-type="float">
            <text:p>82.4</text:p>
          </table:table-cell>
          <table:table-cell office:value-type="float" office:value="184.946666666667" calcext:value-type="float">
            <text:p>184.9</text:p>
          </table:table-cell>
          <table:table-cell office:value-type="float" office:value="110.616666666667" calcext:value-type="float">
            <text:p>110.6</text:p>
          </table:table-cell>
          <table:table-cell office:value-type="float" office:value="34.6666666666667" calcext:value-type="float">
            <text:p>34.7</text:p>
          </table:table-cell>
          <table:table-cell office:value-type="float" office:value="24.4" calcext:value-type="float">
            <text:p>24.4</text:p>
          </table:table-cell>
          <table:table-cell office:value-type="float" office:value="74.74" calcext:value-type="float">
            <text:p>74.7</text:p>
          </table:table-cell>
          <table:table-cell office:value-type="float" office:value="94.8433333333333" calcext:value-type="float">
            <text:p>94.8</text:p>
          </table:table-cell>
          <table:table-cell office:value-type="float" office:value="305.456666666667" calcext:value-type="float">
            <text:p>305.5</text:p>
          </table:table-cell>
          <table:table-cell office:value-type="float" office:value="158.691212237583" calcext:value-type="float">
            <text:p>158.7</text:p>
          </table:table-cell>
          <table:table-cell table:formula="of:=([.M50]+[.B51]+[.C51])/3" office:value-type="float" office:value="283.843773681516" calcext:value-type="float">
            <text:p>283.8</text:p>
          </table:table-cell>
          <table:table-cell table:formula="of:=AVERAGE([.D50:.F50])" office:value-type="float" office:value="243.544372759857" calcext:value-type="float">
            <text:p>243.5</text:p>
          </table:table-cell>
          <table:table-cell table:formula="of:=AVERAGE([.G50:.I50])" office:value-type="float" office:value="110.076666666667" calcext:value-type="float">
            <text:p>110.1</text:p>
          </table:table-cell>
          <table:table-cell table:formula="of:=AVERAGE([.J50:.L50])" office:value-type="float" office:value="64.6611111111111" calcext:value-type="float">
            <text:p>64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1.703225806452" calcext:value-type="float">
            <text:p>281.7</text:p>
          </table:table-cell>
          <table:table-cell office:value-type="float" office:value="264.371428571429" calcext:value-type="float">
            <text:p>264.4</text:p>
          </table:table-cell>
          <table:table-cell office:value-type="float" office:value="265.032258064516" calcext:value-type="float">
            <text:p>265.0</text:p>
          </table:table-cell>
          <table:table-cell office:value-type="float" office:value="197.5" calcext:value-type="float">
            <text:p>197.5</text:p>
          </table:table-cell>
          <table:table-cell office:value-type="float" office:value="252.996774193548" calcext:value-type="float">
            <text:p>253.0</text:p>
          </table:table-cell>
          <table:table-cell office:value-type="float" office:value="465.22" calcext:value-type="float">
            <text:p>465.2</text:p>
          </table:table-cell>
          <table:table-cell office:value-type="float" office:value="120.935483870968" calcext:value-type="float">
            <text:p>120.9</text:p>
          </table:table-cell>
          <table:table-cell office:value-type="float" office:value="44.7870967741935" calcext:value-type="float">
            <text:p>44.8</text:p>
          </table:table-cell>
          <table:table-cell office:value-type="float" office:value="66.3133333333333" calcext:value-type="float">
            <text:p>66.3</text:p>
          </table:table-cell>
          <table:table-cell office:value-type="float" office:value="79.8870967741935" calcext:value-type="float">
            <text:p>79.9</text:p>
          </table:table-cell>
          <table:table-cell office:value-type="float" office:value="159.26" calcext:value-type="float">
            <text:p>159.3</text:p>
          </table:table-cell>
          <table:table-cell office:value-type="float" office:value="318.354838709677" calcext:value-type="float">
            <text:p>318.4</text:p>
          </table:table-cell>
          <table:table-cell office:value-type="float" office:value="209.696794674859" calcext:value-type="float">
            <text:p>209.7</text:p>
          </table:table-cell>
          <table:table-cell table:formula="of:=([.M51]+[.B52]+[.C52])/3" office:value-type="float" office:value="173.574462365591" calcext:value-type="float">
            <text:p>173.6</text:p>
          </table:table-cell>
          <table:table-cell table:formula="of:=AVERAGE([.D51:.F51])" office:value-type="float" office:value="238.509677419355" calcext:value-type="float">
            <text:p>238.5</text:p>
          </table:table-cell>
          <table:table-cell table:formula="of:=AVERAGE([.G51:.I51])" office:value-type="float" office:value="210.314193548387" calcext:value-type="float">
            <text:p>210.3</text:p>
          </table:table-cell>
          <table:table-cell table:formula="of:=AVERAGE([.J51:.L51])" office:value-type="float" office:value="101.820143369176" calcext:value-type="float">
            <text:p>101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1.093548387097" calcext:value-type="float">
            <text:p>101.1</text:p>
          </table:table-cell>
          <table:table-cell office:value-type="float" office:value="101.275" calcext:value-type="float">
            <text:p>101.3</text:p>
          </table:table-cell>
          <table:table-cell office:value-type="float" office:value="140" calcext:value-type="float">
            <text:p>140.0</text:p>
          </table:table-cell>
          <table:table-cell office:value-type="float" office:value="100.826666666667" calcext:value-type="float">
            <text:p>100.8</text:p>
          </table:table-cell>
          <table:table-cell office:value-type="float" office:value="141.196774193548" calcext:value-type="float">
            <text:p>141.2</text:p>
          </table:table-cell>
          <table:table-cell office:value-type="float" office:value="91.98" calcext:value-type="float">
            <text:p>92.0</text:p>
          </table:table-cell>
          <table:table-cell office:value-type="float" office:value="35.5709677419355" calcext:value-type="float">
            <text:p>35.6</text:p>
          </table:table-cell>
          <table:table-cell office:value-type="float" office:value="28.1387096774193" calcext:value-type="float">
            <text:p>28.1</text:p>
          </table:table-cell>
          <table:table-cell office:value-type="float" office:value="20.8275862068966" calcext:value-type="float">
            <text:p>20.8</text:p>
          </table:table-cell>
          <table:table-cell office:value-type="float" office:value="22.7387096774194" calcext:value-type="float">
            <text:p>22.7</text:p>
          </table:table-cell>
          <table:table-cell office:value-type="float" office:value="20.04" calcext:value-type="float">
            <text:p>20.0</text:p>
          </table:table-cell>
          <table:table-cell office:value-type="float" office:value="43.1387096774194" calcext:value-type="float">
            <text:p>43.1</text:p>
          </table:table-cell>
          <table:table-cell office:value-type="float" office:value="70.5688893523668" calcext:value-type="float">
            <text:p>70.6</text:p>
          </table:table-cell>
          <table:table-cell table:formula="of:=([.M52]+[.B53]+[.C53])/3" office:value-type="float" office:value="75.2700778642937" calcext:value-type="float">
            <text:p>75.3</text:p>
          </table:table-cell>
          <table:table-cell table:formula="of:=AVERAGE([.D52:.F52])" office:value-type="float" office:value="127.341146953405" calcext:value-type="float">
            <text:p>127.3</text:p>
          </table:table-cell>
          <table:table-cell table:formula="of:=AVERAGE([.G52:.I52])" office:value-type="float" office:value="51.896559139785" calcext:value-type="float">
            <text:p>51.9</text:p>
          </table:table-cell>
          <table:table-cell table:formula="of:=AVERAGE([.J52:.L52])" office:value-type="float" office:value="21.2020986281053" calcext:value-type="float">
            <text:p>21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9.6129032258065" calcext:value-type="float">
            <text:p>49.6</text:p>
          </table:table-cell>
          <table:table-cell office:value-type="float" office:value="133.058620689655" calcext:value-type="float">
            <text:p>133.1</text:p>
          </table:table-cell>
          <table:table-cell office:value-type="float" office:value="257.677419354839" calcext:value-type="float">
            <text:p>257.7</text:p>
          </table:table-cell>
          <table:table-cell office:value-type="float" office:value="229.266666666667" calcext:value-type="float">
            <text:p>229.3</text:p>
          </table:table-cell>
          <table:table-cell office:value-type="float" office:value="269.538709677419" calcext:value-type="float">
            <text:p>269.5</text:p>
          </table:table-cell>
          <table:table-cell office:value-type="float" office:value="80.7066666666666" calcext:value-type="float">
            <text:p>80.7</text:p>
          </table:table-cell>
          <table:table-cell office:value-type="float" office:value="27.3225806451613" calcext:value-type="float">
            <text:p>27.3</text:p>
          </table:table-cell>
          <table:table-cell office:value-type="float" office:value="19.258064516129" calcext:value-type="float">
            <text:p>19.3</text:p>
          </table:table-cell>
          <table:table-cell office:value-type="float" office:value="22.29" calcext:value-type="float">
            <text:p>22.3</text:p>
          </table:table-cell>
          <table:table-cell office:value-type="float" office:value="24.1354838709677" calcext:value-type="float">
            <text:p>24.1</text:p>
          </table:table-cell>
          <table:table-cell office:value-type="float" office:value="26.7233333333333" calcext:value-type="float">
            <text:p>26.7</text:p>
          </table:table-cell>
          <table:table-cell office:value-type="float" office:value="100.461290322581" calcext:value-type="float">
            <text:p>100.5</text:p>
          </table:table-cell>
          <table:table-cell office:value-type="float" office:value="103.337644914102" calcext:value-type="float">
            <text:p>103.3</text:p>
          </table:table-cell>
          <table:table-cell table:formula="of:=([.M53]+[.B54]+[.C54])/3" office:value-type="float" office:value="199.966973886329" calcext:value-type="float">
            <text:p>200.0</text:p>
          </table:table-cell>
          <table:table-cell table:formula="of:=AVERAGE([.D53:.F53])" office:value-type="float" office:value="252.160931899642" calcext:value-type="float">
            <text:p>252.2</text:p>
          </table:table-cell>
          <table:table-cell table:formula="of:=AVERAGE([.G53:.I53])" office:value-type="float" office:value="42.4291039426523" calcext:value-type="float">
            <text:p>42.4</text:p>
          </table:table-cell>
          <table:table-cell table:formula="of:=AVERAGE([.J53:.L53])" office:value-type="float" office:value="24.3829390681004" calcext:value-type="float">
            <text:p>24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6.296774193548" calcext:value-type="float">
            <text:p>206.3</text:p>
          </table:table-cell>
          <table:table-cell office:value-type="float" office:value="293.142857142857" calcext:value-type="float">
            <text:p>293.1</text:p>
          </table:table-cell>
          <table:table-cell office:value-type="float" office:value="311.290322580645" calcext:value-type="float">
            <text:p>311.3</text:p>
          </table:table-cell>
          <table:table-cell office:value-type="float" office:value="233.133333333333" calcext:value-type="float">
            <text:p>233.1</text:p>
          </table:table-cell>
          <table:table-cell office:value-type="float" office:value="151.458064516129" calcext:value-type="float">
            <text:p>151.5</text:p>
          </table:table-cell>
          <table:table-cell office:value-type="float" office:value="80.3966666666667" calcext:value-type="float">
            <text:p>80.4</text:p>
          </table:table-cell>
          <table:table-cell office:value-type="float" office:value="39.2" calcext:value-type="float">
            <text:p>39.2</text:p>
          </table:table-cell>
          <table:table-cell office:value-type="float" office:value="21.7225806451613" calcext:value-type="float">
            <text:p>21.7</text:p>
          </table:table-cell>
          <table:table-cell office:value-type="float" office:value="24.6633333333333" calcext:value-type="float">
            <text:p>24.7</text:p>
          </table:table-cell>
          <table:table-cell office:value-type="float" office:value="32.5354838709677" calcext:value-type="float">
            <text:p>32.5</text:p>
          </table:table-cell>
          <table:table-cell office:value-type="float" office:value="66.8633333333333" calcext:value-type="float">
            <text:p>66.9</text:p>
          </table:table-cell>
          <table:table-cell office:value-type="float" office:value="49.6322580645161" calcext:value-type="float">
            <text:p>49.6</text:p>
          </table:table-cell>
          <table:table-cell office:value-type="float" office:value="125.861250640041" calcext:value-type="float">
            <text:p>125.9</text:p>
          </table:table-cell>
          <table:table-cell table:formula="of:=([.M54]+[.B55]+[.C55])/3" office:value-type="float" office:value="63.3704301075269" calcext:value-type="float">
            <text:p>63.4</text:p>
          </table:table-cell>
          <table:table-cell table:formula="of:=AVERAGE([.D54:.F54])" office:value-type="float" office:value="231.960573476703" calcext:value-type="float">
            <text:p>232.0</text:p>
          </table:table-cell>
          <table:table-cell table:formula="of:=AVERAGE([.G54:.I54])" office:value-type="float" office:value="47.1064157706093" calcext:value-type="float">
            <text:p>47.1</text:p>
          </table:table-cell>
          <table:table-cell table:formula="of:=AVERAGE([.J54:.L54])" office:value-type="float" office:value="41.3540501792115" calcext:value-type="float">
            <text:p>41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.4290322580645" calcext:value-type="float">
            <text:p>59.4</text:p>
          </table:table-cell>
          <table:table-cell office:value-type="float" office:value="81.05" calcext:value-type="float">
            <text:p>81.1</text:p>
          </table:table-cell>
          <table:table-cell office:value-type="float" office:value="111.151612903226" calcext:value-type="float">
            <text:p>111.2</text:p>
          </table:table-cell>
          <table:table-cell office:value-type="float" office:value="376.046666666667" calcext:value-type="float">
            <text:p>376.0</text:p>
          </table:table-cell>
          <table:table-cell office:value-type="float" office:value="612.586206896552" calcext:value-type="float">
            <text:p>612.6</text:p>
          </table:table-cell>
          <table:table-cell office:value-type="float" office:value="118.56" calcext:value-type="float">
            <text:p>118.6</text:p>
          </table:table-cell>
          <table:table-cell office:value-type="float" office:value="80.9806451612903" calcext:value-type="float">
            <text:p>81.0</text:p>
          </table:table-cell>
          <table:table-cell office:value-type="float" office:value="223.070967741935" calcext:value-type="float">
            <text:p>223.1</text:p>
          </table:table-cell>
          <table:table-cell office:value-type="float" office:value="285.513333333333" calcext:value-type="float">
            <text:p>285.5</text:p>
          </table:table-cell>
          <table:table-cell office:value-type="float" office:value="108.216129032258" calcext:value-type="float">
            <text:p>108.2</text:p>
          </table:table-cell>
          <table:table-cell office:value-type="float" office:value="63.5166666666667" calcext:value-type="float">
            <text:p>63.5</text:p>
          </table:table-cell>
          <table:table-cell office:value-type="float" office:value="145.383870967742" calcext:value-type="float">
            <text:p>145.4</text:p>
          </table:table-cell>
          <table:table-cell office:value-type="float" office:value="188.792094302311" calcext:value-type="float">
            <text:p>188.8</text:p>
          </table:table-cell>
          <table:table-cell table:formula="of:=([.M55]+[.B56]+[.C56])/3" office:value-type="float" office:value="203.323195084485" calcext:value-type="float">
            <text:p>203.3</text:p>
          </table:table-cell>
          <table:table-cell table:formula="of:=AVERAGE([.D55:.F55])" office:value-type="float" office:value="366.594828822148" calcext:value-type="float">
            <text:p>366.6</text:p>
          </table:table-cell>
          <table:table-cell table:formula="of:=AVERAGE([.G55:.I55])" office:value-type="float" office:value="140.870537634409" calcext:value-type="float">
            <text:p>140.9</text:p>
          </table:table-cell>
          <table:table-cell table:formula="of:=AVERAGE([.J55:.L55])" office:value-type="float" office:value="152.415376344086" calcext:value-type="float">
            <text:p>152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6.8" calcext:value-type="float">
            <text:p>226.8</text:p>
          </table:table-cell>
          <table:table-cell office:value-type="float" office:value="237.785714285714" calcext:value-type="float">
            <text:p>237.8</text:p>
          </table:table-cell>
          <table:table-cell office:value-type="float" office:value="333.677419354839" calcext:value-type="float">
            <text:p>333.7</text:p>
          </table:table-cell>
          <table:table-cell office:value-type="float" office:value="251" calcext:value-type="float">
            <text:p>251.0</text:p>
          </table:table-cell>
          <table:table-cell office:value-type="float" office:value="114.712903225806" calcext:value-type="float">
            <text:p>114.7</text:p>
          </table:table-cell>
          <table:table-cell office:value-type="float" office:value="55.1466666666667" calcext:value-type="float">
            <text:p>55.1</text:p>
          </table:table-cell>
          <table:table-cell office:value-type="float" office:value="25.0096774193548" calcext:value-type="float">
            <text:p>25.0</text:p>
          </table:table-cell>
          <table:table-cell office:value-type="float" office:value="21.3935483870968" calcext:value-type="float">
            <text:p>21.4</text:p>
          </table:table-cell>
          <table:table-cell office:value-type="float" office:value="21.31" calcext:value-type="float">
            <text:p>21.3</text:p>
          </table:table-cell>
          <table:table-cell office:value-type="float" office:value="87.2129032258064" calcext:value-type="float">
            <text:p>87.2</text:p>
          </table:table-cell>
          <table:table-cell office:value-type="float" office:value="50.5733333333333" calcext:value-type="float">
            <text:p>50.6</text:p>
          </table:table-cell>
          <table:table-cell office:value-type="float" office:value="67.0806451612903" calcext:value-type="float">
            <text:p>67.1</text:p>
          </table:table-cell>
          <table:table-cell office:value-type="float" office:value="124.308567588326" calcext:value-type="float">
            <text:p>124.3</text:p>
          </table:table-cell>
          <table:table-cell table:formula="of:=([.M56]+[.B57]+[.C57])/3" office:value-type="float" office:value="118.80978865406" calcext:value-type="float">
            <text:p>118.8</text:p>
          </table:table-cell>
          <table:table-cell table:formula="of:=AVERAGE([.D56:.F56])" office:value-type="float" office:value="233.130107526882" calcext:value-type="float">
            <text:p>233.1</text:p>
          </table:table-cell>
          <table:table-cell table:formula="of:=AVERAGE([.G56:.I56])" office:value-type="float" office:value="33.8499641577061" calcext:value-type="float">
            <text:p>33.8</text:p>
          </table:table-cell>
          <table:table-cell table:formula="of:=AVERAGE([.J56:.L56])" office:value-type="float" office:value="53.0320788530466" calcext:value-type="float">
            <text:p>53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5.093548387097" calcext:value-type="float">
            <text:p>115.1</text:p>
          </table:table-cell>
          <table:table-cell office:value-type="float" office:value="174.255172413793" calcext:value-type="float">
            <text:p>174.3</text:p>
          </table:table-cell>
          <table:table-cell office:value-type="float" office:value="319.709677419355" calcext:value-type="float">
            <text:p>319.7</text:p>
          </table:table-cell>
          <table:table-cell office:value-type="float" office:value="128.56" calcext:value-type="float">
            <text:p>128.6</text:p>
          </table:table-cell>
          <table:table-cell office:value-type="float" office:value="187.216129032258" calcext:value-type="float">
            <text:p>187.2</text:p>
          </table:table-cell>
          <table:table-cell office:value-type="float" office:value="61.95" calcext:value-type="float">
            <text:p>62.0</text:p>
          </table:table-cell>
          <table:table-cell office:value-type="float" office:value="67.0709677419355" calcext:value-type="float">
            <text:p>67.1</text:p>
          </table:table-cell>
          <table:table-cell office:value-type="float" office:value="65.3935483870968" calcext:value-type="float">
            <text:p>65.4</text:p>
          </table:table-cell>
          <table:table-cell office:value-type="float" office:value="33.3" calcext:value-type="float">
            <text:p>33.3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.0</text:p>
          </table:table-cell>
          <table:table-cell office:value-type="float" office:value="33.3" calcext:value-type="float">
            <text:p>33.3</text:p>
          </table:table-cell>
          <table:table-cell office:value-type="float" office:value="114.962420281795" calcext:value-type="float">
            <text:p>115.0</text:p>
          </table:table-cell>
          <table:table-cell table:formula="of:=([.M57]+[.B58]+[.C58])/3" office:value-type="float" office:value="88.1223333333334" calcext:value-type="float">
            <text:p>88.1</text:p>
          </table:table-cell>
          <table:table-cell table:formula="of:=AVERAGE([.D57:.F57])" office:value-type="float" office:value="211.828602150538" calcext:value-type="float">
            <text:p>211.8</text:p>
          </table:table-cell>
          <table:table-cell table:formula="of:=AVERAGE([.G57:.I57])" office:value-type="float" office:value="64.8048387096774" calcext:value-type="float">
            <text:p>64.8</text:p>
          </table:table-cell>
          <table:table-cell table:formula="of:=AVERAGE([.J57:.L57])" office:value-type="float" office:value="75.6666666666667" calcext:value-type="float">
            <text:p>7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.969" calcext:value-type="float">
            <text:p>34.0</text:p>
          </table:table-cell>
          <table:table-cell office:value-type="float" office:value="197.098" calcext:value-type="float">
            <text:p>197.1</text:p>
          </table:table-cell>
          <table:table-cell office:value-type="float" office:value="240.977" calcext:value-type="float">
            <text:p>241.0</text:p>
          </table:table-cell>
          <table:table-cell office:value-type="float" office:value="210.137" calcext:value-type="float">
            <text:p>210.1</text:p>
          </table:table-cell>
          <table:table-cell office:value-type="float" office:value="190.932" calcext:value-type="float">
            <text:p>190.9</text:p>
          </table:table-cell>
          <table:table-cell office:value-type="float" office:value="62.096" calcext:value-type="float">
            <text:p>62.1</text:p>
          </table:table-cell>
          <table:table-cell office:value-type="float" office:value="31.195" calcext:value-type="float">
            <text:p>31.2</text:p>
          </table:table-cell>
          <table:table-cell office:value-type="float" office:value="28.811" calcext:value-type="float">
            <text:p>28.8</text:p>
          </table:table-cell>
          <table:table-cell office:value-type="float" office:value="22.354" calcext:value-type="float">
            <text:p>22.4</text:p>
          </table:table-cell>
          <table:table-cell office:value-type="float" office:value="54.578" calcext:value-type="float">
            <text:p>54.6</text:p>
          </table:table-cell>
          <table:table-cell office:value-type="float" office:value="63.299" calcext:value-type="float">
            <text:p>63.3</text:p>
          </table:table-cell>
          <table:table-cell office:value-type="float" office:value="262.946" calcext:value-type="float">
            <text:p>262.9</text:p>
          </table:table-cell>
          <table:table-cell table:formula="of:=AVERAGE([.B58:.M58])" office:value-type="float" office:value="116.532666666667" calcext:value-type="float">
            <text:p>116.5</text:p>
          </table:table-cell>
          <table:table-cell table:formula="of:=([.M58]+[.B59]+[.C59])/3" office:value-type="float" office:value="209.385666666667" calcext:value-type="float">
            <text:p>209.4</text:p>
          </table:table-cell>
          <table:table-cell table:formula="of:=AVERAGE([.D58:.F58])" office:value-type="float" office:value="214.015333333333" calcext:value-type="float">
            <text:p>214.0</text:p>
          </table:table-cell>
          <table:table-cell table:formula="of:=AVERAGE([.G58:.I58])" office:value-type="float" office:value="40.7006666666667" calcext:value-type="float">
            <text:p>40.7</text:p>
          </table:table-cell>
          <table:table-cell table:formula="of:=AVERAGE([.J58:.L58])" office:value-type="float" office:value="46.7436666666667" calcext:value-type="float">
            <text:p>46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1.056" calcext:value-type="float">
            <text:p>161.1</text:p>
          </table:table-cell>
          <table:table-cell office:value-type="float" office:value="204.155" calcext:value-type="float">
            <text:p>204.2</text:p>
          </table:table-cell>
          <table:table-cell office:value-type="float" office:value="362.443" calcext:value-type="float">
            <text:p>362.4</text:p>
          </table:table-cell>
          <table:table-cell office:value-type="float" office:value="230.37" calcext:value-type="float">
            <text:p>230.4</text:p>
          </table:table-cell>
          <table:table-cell office:value-type="float" office:value="121.79" calcext:value-type="float">
            <text:p>121.8</text:p>
          </table:table-cell>
          <table:table-cell office:value-type="float" office:value="132.95" calcext:value-type="float">
            <text:p>133.0</text:p>
          </table:table-cell>
          <table:table-cell office:value-type="float" office:value="150.323" calcext:value-type="float">
            <text:p>150.3</text:p>
          </table:table-cell>
          <table:table-cell office:value-type="float" office:value="60.337" calcext:value-type="float">
            <text:p>60.3</text:p>
          </table:table-cell>
          <table:table-cell office:value-type="float" office:value="28.119" calcext:value-type="float">
            <text:p>28.1</text:p>
          </table:table-cell>
          <table:table-cell office:value-type="float" office:value="24.113" calcext:value-type="float">
            <text:p>24.1</text:p>
          </table:table-cell>
          <table:table-cell office:value-type="float" office:value="38.312" calcext:value-type="float">
            <text:p>38.3</text:p>
          </table:table-cell>
          <table:table-cell office:value-type="float" office:value="97.832" calcext:value-type="float">
            <text:p>97.8</text:p>
          </table:table-cell>
          <table:table-cell table:formula="of:=AVERAGE([.B59:.M59])" office:value-type="float" office:value="134.316666666667" calcext:value-type="float">
            <text:p>134.3</text:p>
          </table:table-cell>
          <table:table-cell table:formula="of:=([.M59]+[.B60]+[.C60])/3" office:value-type="float" office:value="151.712333333333" calcext:value-type="float">
            <text:p>151.7</text:p>
          </table:table-cell>
          <table:table-cell table:formula="of:=AVERAGE([.D59:.F59])" office:value-type="float" office:value="238.201" calcext:value-type="float">
            <text:p>238.2</text:p>
          </table:table-cell>
          <table:table-cell table:formula="of:=AVERAGE([.G59:.I59])" office:value-type="float" office:value="114.536666666667" calcext:value-type="float">
            <text:p>114.5</text:p>
          </table:table-cell>
          <table:table-cell table:formula="of:=AVERAGE([.J59:.L59])" office:value-type="float" office:value="30.1813333333333" calcext:value-type="float">
            <text:p>30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5.104" calcext:value-type="float">
            <text:p>75.1</text:p>
          </table:table-cell>
          <table:table-cell office:value-type="float" office:value="282.201" calcext:value-type="float">
            <text:p>282.2</text:p>
          </table:table-cell>
          <table:table-cell office:value-type="float" office:value="151.79" calcext:value-type="float">
            <text:p>151.8</text:p>
          </table:table-cell>
          <table:table-cell office:value-type="float" office:value="143.02" calcext:value-type="float">
            <text:p>143.0</text:p>
          </table:table-cell>
          <table:table-cell office:value-type="float" office:value="296.11" calcext:value-type="float">
            <text:p>296.1</text:p>
          </table:table-cell>
          <table:table-cell office:value-type="float" office:value="191.338" calcext:value-type="float">
            <text:p>191.3</text:p>
          </table:table-cell>
          <table:table-cell office:value-type="float" office:value="47.733" calcext:value-type="float">
            <text:p>47.7</text:p>
          </table:table-cell>
          <table:table-cell office:value-type="float" office:value="36.732" calcext:value-type="float">
            <text:p>36.7</text:p>
          </table:table-cell>
          <table:table-cell office:value-type="float" office:value="21.925" calcext:value-type="float">
            <text:p>21.9</text:p>
          </table:table-cell>
          <table:table-cell office:value-type="float" office:value="19.661" calcext:value-type="float">
            <text:p>19.7</text:p>
          </table:table-cell>
          <table:table-cell office:value-type="float" office:value="27.485" calcext:value-type="float">
            <text:p>27.5</text:p>
          </table:table-cell>
          <table:table-cell office:value-type="float" office:value="59.186" calcext:value-type="float">
            <text:p>59.2</text:p>
          </table:table-cell>
          <table:table-cell table:formula="of:=AVERAGE([.B60:.M60])" office:value-type="float" office:value="112.690416666667" calcext:value-type="float">
            <text:p>112.7</text:p>
          </table:table-cell>
          <table:table-cell table:formula="of:=([.M60]+[.B61]+[.C61])/3" office:value-type="float" office:value="60.0926666666667" calcext:value-type="float">
            <text:p>60.1</text:p>
          </table:table-cell>
          <table:table-cell table:formula="of:=AVERAGE([.D60:.F60])" office:value-type="float" office:value="196.973333333333" calcext:value-type="float">
            <text:p>197.0</text:p>
          </table:table-cell>
          <table:table-cell table:formula="of:=AVERAGE([.G60:.I60])" office:value-type="float" office:value="91.9343333333333" calcext:value-type="float">
            <text:p>91.9</text:p>
          </table:table-cell>
          <table:table-cell table:formula="of:=AVERAGE([.J60:.L60])" office:value-type="float" office:value="23.0236666666667" calcext:value-type="float">
            <text:p>23.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4.266" calcext:value-type="float">
            <text:p>34.3</text:p>
          </table:table-cell>
          <table:table-cell office:value-type="float" office:value="86.826" calcext:value-type="float">
            <text:p>86.8</text:p>
          </table:table-cell>
          <table:table-cell office:value-type="float" office:value="134.493" calcext:value-type="float">
            <text:p>134.5</text:p>
          </table:table-cell>
          <table:table-cell office:value-type="float" office:value="34.675" calcext:value-type="float">
            <text:p>34.7</text:p>
          </table:table-cell>
          <table:table-cell office:value-type="float" office:value="56.601" calcext:value-type="float">
            <text:p>56.6</text:p>
          </table:table-cell>
          <table:table-cell office:value-type="float" office:value="164.766" calcext:value-type="float">
            <text:p>164.8</text:p>
          </table:table-cell>
          <table:table-cell office:value-type="float" office:value="55.504" calcext:value-type="float">
            <text:p>55.5</text:p>
          </table:table-cell>
          <table:table-cell office:value-type="float" office:value="64.22" calcext:value-type="float">
            <text:p>64.2</text:p>
          </table:table-cell>
          <table:table-cell office:value-type="float" office:value="25.499" calcext:value-type="float">
            <text:p>25.5</text:p>
          </table:table-cell>
          <table:table-cell office:value-type="float" office:value="47.153" calcext:value-type="float">
            <text:p>47.2</text:p>
          </table:table-cell>
          <table:table-cell office:value-type="float" office:value="30.187" calcext:value-type="float">
            <text:p>30.2</text:p>
          </table:table-cell>
          <table:table-cell office:value-type="float" office:value="91.435" calcext:value-type="float">
            <text:p>91.4</text:p>
          </table:table-cell>
          <table:table-cell table:formula="of:=AVERAGE([.B61:.M61])" office:value-type="float" office:value="68.8020833333333" calcext:value-type="float">
            <text:p>68.8</text:p>
          </table:table-cell>
          <table:table-cell table:style-name="Default"/>
          <table:table-cell table:formula="of:=AVERAGE([.D61:.F61])" office:value-type="float" office:value="75.2563333333333" calcext:value-type="float">
            <text:p>75.3</text:p>
          </table:table-cell>
          <table:table-cell table:formula="of:=AVERAGE([.G61:.I61])" office:value-type="float" office:value="94.83" calcext:value-type="float">
            <text:p>94.8</text:p>
          </table:table-cell>
          <table:table-cell table:formula="of:=AVERAGE([.J61:.L61])" office:value-type="float" office:value="34.2796666666667" calcext:value-type="float">
            <text:p>34.3</text:p>
          </table:table-cell>
        </table:table-row>
        <table:table-row table:style-name="ro1">
          <table:table-cell table:style-name="Default"/>
          <table:table-cell table:style-name="ce3" table:formula="of:=AVERAGE([.B2:.B61])" office:value-type="float" office:value="180.331798212449" calcext:value-type="float">
            <text:p>180.3</text:p>
          </table:table-cell>
          <table:table-cell table:style-name="ce3" table:formula="of:=AVERAGE([.C2:.C61])" office:value-type="float" office:value="212.599986424541" calcext:value-type="float">
            <text:p>212.6</text:p>
          </table:table-cell>
          <table:table-cell table:style-name="ce3" table:formula="of:=AVERAGE([.D2:.D61])" office:value-type="float" office:value="254.378671953734" calcext:value-type="float">
            <text:p>254.4</text:p>
          </table:table-cell>
          <table:table-cell table:style-name="ce3" table:formula="of:=AVERAGE([.E2:.E61])" office:value-type="float" office:value="266.6518784707" calcext:value-type="float">
            <text:p>266.7</text:p>
          </table:table-cell>
          <table:table-cell table:style-name="ce3" table:formula="of:=AVERAGE([.F2:.F61])" office:value-type="float" office:value="203.966284169802" calcext:value-type="float">
            <text:p>204.0</text:p>
          </table:table-cell>
          <table:table-cell table:style-name="ce3" table:formula="of:=AVERAGE([.G2:.G61])" office:value-type="float" office:value="144.99812092662" calcext:value-type="float">
            <text:p>145.0</text:p>
          </table:table-cell>
          <table:table-cell table:style-name="ce3" table:formula="of:=AVERAGE([.H2:.H61])" office:value-type="float" office:value="96.1787690256729" calcext:value-type="float">
            <text:p>96.2</text:p>
          </table:table-cell>
          <table:table-cell table:style-name="ce3" table:formula="of:=AVERAGE([.I2:.I61])" office:value-type="float" office:value="71.3335679798132" calcext:value-type="float">
            <text:p>71.3</text:p>
          </table:table-cell>
          <table:table-cell table:style-name="ce3" table:formula="of:=AVERAGE([.J2:.J61])" office:value-type="float" office:value="76.8346829119218" calcext:value-type="float">
            <text:p>76.8</text:p>
          </table:table-cell>
          <table:table-cell table:style-name="ce3" table:formula="of:=AVERAGE([.K2:.K61])" office:value-type="float" office:value="93.4661011357783" calcext:value-type="float">
            <text:p>93.5</text:p>
          </table:table-cell>
          <table:table-cell table:style-name="ce3" table:formula="of:=AVERAGE([.L2:.L61])" office:value-type="float" office:value="134.360145136598" calcext:value-type="float">
            <text:p>134.4</text:p>
          </table:table-cell>
          <table:table-cell table:style-name="ce3" table:formula="of:=AVERAGE([.M2:.M61])" office:value-type="float" office:value="186.004398542185" calcext:value-type="float">
            <text:p>186.0</text:p>
          </table:table-cell>
          <table:table-cell table:style-name="ce3" table:formula="of:=AVERAGE([.N2:.N61])" office:value-type="float" office:value="160.195358785771" calcext:value-type="float">
            <text:p>160.2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4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month/>
      <number:text>/</number:text>
      <number:day/>
      <number:text>/</number:text>
      <number:year number:style="long"/>
    </number:date-style>
    <number:time-style style:name="N123">
      <number:minutes number:style="long"/>
      <number:text>:</number:text>
      <number:seconds number:style="long" number:decimal-places="1"/>
    </number:tim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3:28.647040739</meta:creation-date>
    <dc:date>2026-01-11T19:03:23.285186845</dc:date>
    <meta:editing-duration>PT2M42S</meta:editing-duration>
    <meta:editing-cycles>4</meta:editing-cycles>
    <meta:generator>LibreOffice/7.3.7.2$Linux_X86_64 LibreOffice_project/30$Build-2</meta:generator>
    <meta:document-statistic meta:table-count="1" meta:cell-count="1110" meta:object-count="0"/>
  </office:meta>
</office:document-meta>
</file>